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c4c4c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2">
      <style:table-cell-properties fo:background-color="#4c4c4c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ackground-color="#2c001e"/>
    </style:style>
    <style:style style:name="ce14" style:family="table-cell" style:parent-style-name="Default" style:data-style-name="N2">
      <style:table-cell-properties fo:background-color="#2c001e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Resumen dat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>
            <text:p>Fitness</text:p>
          </table:table-cell>
          <table:table-cell table:style-name="ce1" office:value-type="string">
            <text:p>Tiempo</text:p>
          </table:table-cell>
          <table:table-cell table:style-name="ce1" office:value-type="string">
            <text:p>Potencia</text:p>
          </table:table-cell>
          <table:table-cell table:style-name="ce1" office:value-type="string">
            <text:p>Energía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[500G_100I.C37]" office:value-type="float" office:value="54.3">
            <text:p>54.30</text:p>
          </table:table-cell>
          <table:table-cell table:formula="of:=[500G_100I.D37]" office:value-type="float" office:value="1.72620206666667">
            <text:p>1.73</text:p>
          </table:table-cell>
          <table:table-cell table:formula="of:=[500G_100I.E37]" office:value-type="float" office:value="38.6187057067595">
            <text:p>38.62</text:p>
          </table:table-cell>
          <table:table-cell table:formula="of:=[500G_100I.F37]" office:value-type="float" office:value="66.663689603">
            <text:p>66.66</text:p>
          </table:table-cell>
        </table:table-row>
        <table:table-row table:style-name="ro2">
          <table:table-cell table:number-columns-repeated="2"/>
          <table:table-cell table:formula="of:=[500G_100I.C38]" office:value-type="float" office:value="0.651749781570947">
            <text:p>0.65</text:p>
          </table:table-cell>
          <table:table-cell table:formula="of:=[500G_100I.D38]" office:value-type="float" office:value="0.313232239763477">
            <text:p>0.31</text:p>
          </table:table-cell>
          <table:table-cell table:formula="of:=[500G_100I.E38]" office:value-type="float" office:value="0.127997774291686">
            <text:p>0.13</text:p>
          </table:table-cell>
          <table:table-cell table:formula="of:=[500G_100I.F38]" office:value-type="float" office:value="12.4627522181838">
            <text:p>12.46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table:formula="of:=[500G_200I.C37]" office:value-type="float" office:value="58.3666666666667">
            <text:p>58.37</text:p>
          </table:table-cell>
          <table:table-cell table:formula="of:=[500G_200I.D37]" office:value-type="float" office:value="4.42924506666667">
            <text:p>4.43</text:p>
          </table:table-cell>
          <table:table-cell table:formula="of:=[500G_200I.E37]" office:value-type="float" office:value="39.3482240928462">
            <text:p>39.35</text:p>
          </table:table-cell>
          <table:table-cell table:formula="of:=[500G_200I.F37]" office:value-type="float" office:value="174.282927445333">
            <text:p>174.28</text:p>
          </table:table-cell>
        </table:table-row>
        <table:table-row table:style-name="ro2">
          <table:table-cell table:number-columns-repeated="2"/>
          <table:table-cell table:formula="of:=[500G_200I.C38]" office:value-type="float" office:value="0.6806587223391">
            <text:p>0.68</text:p>
          </table:table-cell>
          <table:table-cell table:formula="of:=[500G_200I.D38]" office:value-type="float" office:value="0.542681364386338">
            <text:p>0.54</text:p>
          </table:table-cell>
          <table:table-cell table:formula="of:=[500G_200I.E38]" office:value-type="float" office:value="0.0828448636152163">
            <text:p>0.08</text:p>
          </table:table-cell>
          <table:table-cell table:formula="of:=[500G_200I.F38]" office:value-type="float" office:value="21.7764227514255">
            <text:p>21.78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table:formula="of:=[500G_400I.C37]" office:value-type="float" office:value="60.2666666666667">
            <text:p>60.27</text:p>
          </table:table-cell>
          <table:table-cell table:formula="of:=[500G_400I.D37]" office:value-type="float" office:value="10.599391">
            <text:p>10.60</text:p>
          </table:table-cell>
          <table:table-cell table:formula="of:=[500G_400I.E37]" office:value-type="float" office:value="40.3464421355592">
            <text:p>40.35</text:p>
          </table:table-cell>
          <table:table-cell table:formula="of:=[500G_400I.F37]" office:value-type="float" office:value="427.647715653667">
            <text:p>427.65</text:p>
          </table:table-cell>
        </table:table-row>
        <table:table-row table:style-name="ro2">
          <table:table-cell table:number-columns-repeated="2"/>
          <table:table-cell table:formula="of:=[500G_400I.C38]" office:value-type="float" office:value="0.522671201794384">
            <text:p>0.52</text:p>
          </table:table-cell>
          <table:table-cell table:formula="of:=[500G_400I.D38]" office:value-type="float" office:value="0.967290506281971">
            <text:p>0.97</text:p>
          </table:table-cell>
          <table:table-cell table:formula="of:=[500G_400I.E38]" office:value-type="float" office:value="0.0544186188075848">
            <text:p>0.05</text:p>
          </table:table-cell>
          <table:table-cell table:formula="of:=[500G_400I.F38]" office:value-type="float" office:value="39.2216263101926">
            <text:p>39.22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table:formula="of:=[500G_500I.C37]" office:value-type="float" office:value="61.1666666666667">
            <text:p>61.17</text:p>
          </table:table-cell>
          <table:table-cell table:formula="of:=[500G_500I.D37]" office:value-type="float" office:value="13.8925960666667">
            <text:p>13.89</text:p>
          </table:table-cell>
          <table:table-cell table:formula="of:=[500G_500I.E37]" office:value-type="float" office:value="40.6381195111261">
            <text:p>40.64</text:p>
          </table:table-cell>
          <table:table-cell table:formula="of:=[500G_500I.F37]" office:value-type="float" office:value="564.568979277">
            <text:p>564.57</text:p>
          </table:table-cell>
        </table:table-row>
        <table:table-row table:style-name="ro2">
          <table:table-cell table:number-columns-repeated="2"/>
          <table:table-cell table:formula="of:=[500G_500I.C38]" office:value-type="float" office:value="0.49684187811803">
            <text:p>0.50</text:p>
          </table:table-cell>
          <table:table-cell table:formula="of:=[500G_500I.D38]" office:value-type="float" office:value="1.68172000580724">
            <text:p>1.68</text:p>
          </table:table-cell>
          <table:table-cell table:formula="of:=[500G_500I.E38]" office:value-type="float" office:value="0.0478866570619073">
            <text:p>0.05</text:p>
          </table:table-cell>
          <table:table-cell table:formula="of:=[500G_500I.F38]" office:value-type="float" office:value="68.6147001785932">
            <text:p>68.61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formula="of:=[500G_1000I.C37]" office:value-type="float" office:value="62.3">
            <text:p>62.30</text:p>
          </table:table-cell>
          <table:table-cell table:formula="of:=[500G_1000I.D37]" office:value-type="float" office:value="27.1259492333333">
            <text:p>27.13</text:p>
          </table:table-cell>
          <table:table-cell table:formula="of:=[500G_1000I.E37]" office:value-type="float" office:value="39.8771412661483">
            <text:p>39.88</text:p>
          </table:table-cell>
          <table:table-cell table:formula="of:=[500G_1000I.F37]" office:value-type="float" office:value="1081.705309556">
            <text:p>1081.71</text:p>
          </table:table-cell>
        </table:table-row>
        <table:table-row table:style-name="ro2">
          <table:table-cell table:number-columns-repeated="2"/>
          <table:table-cell table:formula="of:=[500G_1000I.C38]" office:value-type="float" office:value="0.392003401345788">
            <text:p>0.39</text:p>
          </table:table-cell>
          <table:table-cell table:formula="of:=[500G_1000I.D38]" office:value-type="float" office:value="3.36319458819209">
            <text:p>3.36</text:p>
          </table:table-cell>
          <table:table-cell table:formula="of:=[500G_1000I.E38]" office:value-type="float" office:value="0.034586092156557">
            <text:p>0.03</text:p>
          </table:table-cell>
          <table:table-cell table:formula="of:=[500G_1000I.F38]" office:value-type="float" office:value="132.583812204683">
            <text:p>132.58</text:p>
          </table:table-cell>
        </table:table-row>
      </table:table>
      <table:table table:name="500G_100I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1019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Joules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1" office:value-type="string">
            <text:p>aux</text:p>
          </table:table-cell>
          <table:table-cell table:style-name="ce1"/>
          <table:table-cell table:style-name="ce3" table:number-columns-repeated="1001"/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37253">
            <text:p>0.537253</text:p>
          </table:table-cell>
          <table:table-cell office:value-type="float" office:value="30.6">
            <text:p>30.6</text:p>
          </table:table-cell>
          <table:table-cell table:style-name="ce7" table:formula="of:=[.C2]*[.B2]" office:value-type="float" office:value="16.4399418">
            <text:p>16.44</text:p>
          </table:table-cell>
          <table:table-cell office:value-type="float" office:value="500">
            <text:p>500</text:p>
          </table:table-cell>
          <table:table-cell table:style-name="ce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" table:formula="of:=[.B2]*([.C2]-[.E$37])^2" office:value-type="float" office:value="34.5451751398649">
            <text:p>34.5451751399</text:p>
          </table:table-cell>
          <table:table-cell table:style-name="ce1" table:formula="of:=([.C2]-[.E$42])*[.B2]" office:value-type="float" office:value="4.5666505">
            <text:p>4.5666505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51831">
            <text:p>1.551831</text:p>
          </table:table-cell>
          <table:table-cell office:value-type="float" office:value="37">
            <text:p>37</text:p>
          </table:table-cell>
          <table:table-cell table:style-name="ce7" table:formula="of:=[.C3]*[.B3]" office:value-type="float" office:value="57.417747">
            <text:p>57.42</text:p>
          </table:table-cell>
          <table:table-cell office:value-type="float" office:value="500">
            <text:p>500</text:p>
          </table:table-cell>
          <table:table-cell table:style-name="ce3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.8594">
            <text:p>0.8594</text:p>
          </table:table-cell>
          <table:table-cell table:number-columns-repeated="3"/>
          <table:table-cell table:style-name="ce1" table:formula="of:=[.B3]*([.C3]-[.E$37])^2" office:value-type="float" office:value="4.06612025704863">
            <text:p>4.066120257</text:p>
          </table:table-cell>
          <table:table-cell table:style-name="ce1" table:formula="of:=([.C3]-[.E$42])*[.B3]" office:value-type="float" office:value="23.1222819">
            <text:p>23.1222819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345045">
            <text:p>1.345045</text:p>
          </table:table-cell>
          <table:table-cell office:value-type="float" office:value="38.55">
            <text:p>38.55</text:p>
          </table:table-cell>
          <table:table-cell table:style-name="ce7" table:formula="of:=[.C4]*[.B4]" office:value-type="float" office:value="51.85148475">
            <text:p>51.85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4]*([.C4]-[.E$37])^2" office:value-type="float" office:value="0.00634925014141143">
            <text:p>0.0063492501</text:p>
          </table:table-cell>
          <table:table-cell table:style-name="ce1" table:formula="of:=([.C4]-[.E$42])*[.B4]" office:value-type="float" office:value="22.12599025">
            <text:p>22.12599025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22115">
            <text:p>0.322115</text:p>
          </table:table-cell>
          <table:table-cell office:value-type="float" office:value="39.3">
            <text:p>39.3</text:p>
          </table:table-cell>
          <table:table-cell table:style-name="ce7" table:formula="of:=[.C5]*[.B5]" office:value-type="float" office:value="12.6591195">
            <text:p>12.66</text:p>
          </table:table-cell>
          <table:table-cell office:value-type="float" office:value="500">
            <text:p>500</text:p>
          </table:table-cell>
          <table:table-cell table:style-name="ce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" table:formula="of:=[.B5]*([.C5]-[.E$37])^2" office:value-type="float" office:value="0.149513514928786">
            <text:p>0.1495135149</text:p>
          </table:table-cell>
          <table:table-cell table:style-name="ce1" table:formula="of:=([.C5]-[.E$42])*[.B5]" office:value-type="float" office:value="5.540378">
            <text:p>5.540378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92021">
            <text:p>0.892021</text:p>
          </table:table-cell>
          <table:table-cell office:value-type="float" office:value="37.95">
            <text:p>37.95</text:p>
          </table:table-cell>
          <table:table-cell table:style-name="ce7" table:formula="of:=[.C6]*[.B6]" office:value-type="float" office:value="33.85219695">
            <text:p>33.85</text:p>
          </table:table-cell>
          <table:table-cell office:value-type="float" office:value="500">
            <text:p>500</text:p>
          </table:table-cell>
          <table:table-cell table:style-name="ce3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" table:formula="of:=[.B6]*([.C6]-[.E$37])^2" office:value-type="float" office:value="0.398882641963166">
            <text:p>0.398882642</text:p>
          </table:table-cell>
          <table:table-cell table:style-name="ce1" table:formula="of:=([.C6]-[.E$42])*[.B6]" office:value-type="float" office:value="14.13853285">
            <text:p>14.13853285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75818">
            <text:p>0.975818</text:p>
          </table:table-cell>
          <table:table-cell office:value-type="float" office:value="39.5">
            <text:p>39.5</text:p>
          </table:table-cell>
          <table:table-cell table:style-name="ce7" table:formula="of:=[.C7]*[.B7]" office:value-type="float" office:value="38.544811">
            <text:p>38.54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7]*([.C7]-[.E$37])^2" office:value-type="float" office:value="0.757897964454256">
            <text:p>0.7578979645</text:p>
          </table:table-cell>
          <table:table-cell table:style-name="ce1" table:formula="of:=([.C7]-[.E$42])*[.B7]" office:value-type="float" office:value="16.9792332">
            <text:p>16.9792332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848685">
            <text:p>3.848685</text:p>
          </table:table-cell>
          <table:table-cell office:value-type="float" office:value="38.98">
            <text:p>38.98</text:p>
          </table:table-cell>
          <table:table-cell table:style-name="ce7" table:formula="of:=[.C8]*[.B8]" office:value-type="float" office:value="150.0217413">
            <text:p>150.02</text:p>
          </table:table-cell>
          <table:table-cell office:value-type="float" office:value="500">
            <text:p>500</text:p>
          </table:table-cell>
          <table:table-cell table:style-name="ce3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" table:formula="of:=[.B8]*([.C8]-[.E$37])^2" office:value-type="float" office:value="0.502382578723718">
            <text:p>0.5023825787</text:p>
          </table:table-cell>
          <table:table-cell table:style-name="ce1" table:formula="of:=([.C8]-[.E$42])*[.B8]" office:value-type="float" office:value="64.9658028">
            <text:p>64.9658028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136033">
            <text:p>1.136033</text:p>
          </table:table-cell>
          <table:table-cell office:value-type="float" office:value="37.45">
            <text:p>37.45</text:p>
          </table:table-cell>
          <table:table-cell table:style-name="ce7" table:formula="of:=[.C9]*[.B9]" office:value-type="float" office:value="42.54443585">
            <text:p>42.54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9]*([.C9]-[.E$37])^2" office:value-type="float" office:value="1.55167683476778">
            <text:p>1.5516768348</text:p>
          </table:table-cell>
          <table:table-cell table:style-name="ce1" table:formula="of:=([.C9]-[.E$42])*[.B9]" office:value-type="float" office:value="17.43810655">
            <text:p>17.43810655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21261">
            <text:p>0.721261</text:p>
          </table:table-cell>
          <table:table-cell office:value-type="float" office:value="38.3">
            <text:p>38.3</text:p>
          </table:table-cell>
          <table:table-cell table:style-name="ce7" table:formula="of:=[.C10]*[.B10]" office:value-type="float" office:value="27.6242963">
            <text:p>27.62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10]*([.C10]-[.E$37])^2" office:value-type="float" office:value="0.0732608797811673">
            <text:p>0.0732608798</text:p>
          </table:table-cell>
          <table:table-cell table:style-name="ce1" table:formula="of:=([.C10]-[.E$42])*[.B10]" office:value-type="float" office:value="11.6844282">
            <text:p>11.6844282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31256">
            <text:p>0.531256</text:p>
          </table:table-cell>
          <table:table-cell office:value-type="float" office:value="39.3">
            <text:p>39.3</text:p>
          </table:table-cell>
          <table:table-cell table:style-name="ce7" table:formula="of:=[.C11]*[.B11]" office:value-type="float" office:value="20.8783608">
            <text:p>20.88</text:p>
          </table:table-cell>
          <table:table-cell office:value-type="float" office:value="500">
            <text:p>500</text:p>
          </table:table-cell>
          <table:table-cell table:style-name="ce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" table:formula="of:=[.B11]*([.C11]-[.E$37])^2" office:value-type="float" office:value="0.246588801785099">
            <text:p>0.2465888018</text:p>
          </table:table-cell>
          <table:table-cell table:style-name="ce1" table:formula="of:=([.C11]-[.E$42])*[.B11]" office:value-type="float" office:value="9.1376032">
            <text:p>9.1376032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229099">
            <text:p>1.229099</text:p>
          </table:table-cell>
          <table:table-cell office:value-type="float" office:value="39.25">
            <text:p>39.25</text:p>
          </table:table-cell>
          <table:table-cell table:style-name="ce7" table:formula="of:=[.C12]*[.B12]" office:value-type="float" office:value="48.24213575">
            <text:p>48.24</text:p>
          </table:table-cell>
          <table:table-cell office:value-type="float" office:value="500">
            <text:p>500</text:p>
          </table:table-cell>
          <table:table-cell table:style-name="ce3"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style-name="ce1" table:formula="of:=[.B12]*([.C12]-[.E$37])^2" office:value-type="float" office:value="0.489835878385307">
            <text:p>0.4898358784</text:p>
          </table:table-cell>
          <table:table-cell table:style-name="ce1" table:formula="of:=([.C12]-[.E$42])*[.B12]" office:value-type="float" office:value="21.07904785">
            <text:p>21.07904785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254177">
            <text:p>1.254177</text:p>
          </table:table-cell>
          <table:table-cell office:value-type="float" office:value="37">
            <text:p>37</text:p>
          </table:table-cell>
          <table:table-cell table:style-name="ce7" table:formula="of:=[.C13]*[.B13]" office:value-type="float" office:value="46.404549">
            <text:p>46.40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13]*([.C13]-[.E$37])^2" office:value-type="float" office:value="3.28620481587523">
            <text:p>3.2862048159</text:p>
          </table:table-cell>
          <table:table-cell table:style-name="ce1" table:formula="of:=([.C13]-[.E$42])*[.B13]" office:value-type="float" office:value="18.6872373">
            <text:p>18.6872373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474309">
            <text:p>1.474309</text:p>
          </table:table-cell>
          <table:table-cell office:value-type="float" office:value="40.35">
            <text:p>40.35</text:p>
          </table:table-cell>
          <table:table-cell table:style-name="ce7" table:formula="of:=[.C14]*[.B14]" office:value-type="float" office:value="59.48836815">
            <text:p>59.49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14]*([.C14]-[.E$37])^2" office:value-type="float" office:value="4.41906420693413">
            <text:p>4.4190642069</text:p>
          </table:table-cell>
          <table:table-cell table:style-name="ce1" table:formula="of:=([.C14]-[.E$42])*[.B14]" office:value-type="float" office:value="26.90613925">
            <text:p>26.90613925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.167898">
            <text:p>3.167898</text:p>
          </table:table-cell>
          <table:table-cell office:value-type="float" office:value="37.93">
            <text:p>37.93</text:p>
          </table:table-cell>
          <table:table-cell table:style-name="ce7" table:formula="of:=[.C15]*[.B15]" office:value-type="float" office:value="120.15837114">
            <text:p>120.16</text:p>
          </table:table-cell>
          <table:table-cell office:value-type="float" office:value="500">
            <text:p>500</text:p>
          </table:table-cell>
          <table:table-cell table:style-name="ce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" table:formula="of:=[.B15]*([.C15]-[.E$37])^2" office:value-type="float" office:value="1.50258328387094">
            <text:p>1.5025832839</text:p>
          </table:table-cell>
          <table:table-cell table:style-name="ce1" table:formula="of:=([.C15]-[.E$42])*[.B15]" office:value-type="float" office:value="50.14782534">
            <text:p>50.14782534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887869">
            <text:p>2.887869</text:p>
          </table:table-cell>
          <table:table-cell office:value-type="float" office:value="36.57">
            <text:p>36.57</text:p>
          </table:table-cell>
          <table:table-cell table:style-name="ce7" table:formula="of:=[.C16]*[.B16]" office:value-type="float" office:value="105.60936933">
            <text:p>105.61</text:p>
          </table:table-cell>
          <table:table-cell office:value-type="float" office:value="500">
            <text:p>500</text:p>
          </table:table-cell>
          <table:table-cell table:style-name="ce3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.8281">
            <text:p>0.8281</text:p>
          </table:table-cell>
          <table:table-cell table:number-columns-repeated="3"/>
          <table:table-cell table:style-name="ce1" table:formula="of:=[.B16]*([.C16]-[.E$37])^2" office:value-type="float" office:value="12.1209495380062">
            <text:p>12.120949538</text:p>
          </table:table-cell>
          <table:table-cell table:style-name="ce1" table:formula="of:=([.C16]-[.E$42])*[.B16]" office:value-type="float" office:value="41.78746443">
            <text:p>41.78746443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181306">
            <text:p>1.181306</text:p>
          </table:table-cell>
          <table:table-cell office:value-type="float" office:value="37.25">
            <text:p>37.25</text:p>
          </table:table-cell>
          <table:table-cell table:style-name="ce7" table:formula="of:=[.C17]*[.B17]" office:value-type="float" office:value="44.0036485">
            <text:p>44.00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17]*([.C17]-[.E$37])^2" office:value-type="float" office:value="2.21300586986194">
            <text:p>2.2130058699</text:p>
          </table:table-cell>
          <table:table-cell table:style-name="ce1" table:formula="of:=([.C17]-[.E$42])*[.B17]" office:value-type="float" office:value="17.8967859">
            <text:p>17.8967859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9549">
            <text:p>0.49549</text:p>
          </table:table-cell>
          <table:table-cell office:value-type="float" office:value="36">
            <text:p>36</text:p>
          </table:table-cell>
          <table:table-cell table:style-name="ce7" table:formula="of:=[.C18]*[.B18]" office:value-type="float" office:value="17.83764">
            <text:p>17.84</text:p>
          </table:table-cell>
          <table:table-cell office:value-type="float" office:value="500">
            <text:p>500</text:p>
          </table:table-cell>
          <table:table-cell table:style-name="ce3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" table:formula="of:=[.B18]*([.C18]-[.E$37])^2" office:value-type="float" office:value="3.39788192500778">
            <text:p>3.397881925</text:p>
          </table:table-cell>
          <table:table-cell table:style-name="ce1" table:formula="of:=([.C18]-[.E$42])*[.B18]" office:value-type="float" office:value="6.887311">
            <text:p>6.887311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018656">
            <text:p>1.018656</text:p>
          </table:table-cell>
          <table:table-cell office:value-type="float" office:value="37.1">
            <text:p>37.1</text:p>
          </table:table-cell>
          <table:table-cell table:style-name="ce7" table:formula="of:=[.C19]*[.B19]" office:value-type="float" office:value="37.7921376">
            <text:p>37.79</text:p>
          </table:table-cell>
          <table:table-cell office:value-type="float" office:value="500">
            <text:p>500</text:p>
          </table:table-cell>
          <table:table-cell table:style-name="ce3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" table:formula="of:=[.B19]*([.C19]-[.E$37])^2" office:value-type="float" office:value="2.34949647253877">
            <text:p>2.3494964725</text:p>
          </table:table-cell>
          <table:table-cell table:style-name="ce1" table:formula="of:=([.C19]-[.E$42])*[.B19]" office:value-type="float" office:value="15.27984">
            <text:p>15.27984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221046">
            <text:p>1.221046</text:p>
          </table:table-cell>
          <table:table-cell office:value-type="float" office:value="40.1">
            <text:p>40.1</text:p>
          </table:table-cell>
          <table:table-cell table:style-name="ce7" table:formula="of:=[.C20]*[.B20]" office:value-type="float" office:value="48.9639446">
            <text:p>48.96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20]*([.C20]-[.E$37])^2" office:value-type="float" office:value="2.67925916297928">
            <text:p>2.679259163</text:p>
          </table:table-cell>
          <table:table-cell table:style-name="ce1" table:formula="of:=([.C20]-[.E$42])*[.B20]" office:value-type="float" office:value="21.978828">
            <text:p>21.978828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.023145">
            <text:p>9.023145</text:p>
          </table:table-cell>
          <table:table-cell office:value-type="float" office:value="39.96">
            <text:p>39.96</text:p>
          </table:table-cell>
          <table:table-cell table:style-name="ce7" table:formula="of:=[.C21]*[.B21]" office:value-type="float" office:value="360.5648742">
            <text:p>360.56</text:p>
          </table:table-cell>
          <table:table-cell office:value-type="float" office:value="500">
            <text:p>500</text:p>
          </table:table-cell>
          <table:table-cell table:style-name="ce3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style-name="ce1" table:formula="of:=[.B21]*([.C21]-[.E$37])^2" office:value-type="float" office:value="16.2332729136864">
            <text:p>16.2332729137</text:p>
          </table:table-cell>
          <table:table-cell table:style-name="ce1" table:formula="of:=([.C21]-[.E$42])*[.B21]" office:value-type="float" office:value="161.1533697">
            <text:p>161.1533697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.51012">
            <text:p>2.51012</text:p>
          </table:table-cell>
          <table:table-cell office:value-type="float" office:value="40">
            <text:p>40</text:p>
          </table:table-cell>
          <table:table-cell table:style-name="ce7" table:formula="of:=[.C22]*[.B22]" office:value-type="float" office:value="100.4048">
            <text:p>100.40</text:p>
          </table:table-cell>
          <table:table-cell office:value-type="float" office:value="500">
            <text:p>500</text:p>
          </table:table-cell>
          <table:table-cell table:style-name="ce3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" table:formula="of:=[.B22]*([.C22]-[.E$37])^2" office:value-type="float" office:value="4.78924350746342">
            <text:p>4.7892435075</text:p>
          </table:table-cell>
          <table:table-cell table:style-name="ce1" table:formula="of:=([.C22]-[.E$42])*[.B22]" office:value-type="float" office:value="44.931148">
            <text:p>44.931148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.749087">
            <text:p>4.749087</text:p>
          </table:table-cell>
          <table:table-cell office:value-type="float" office:value="38.96">
            <text:p>38.96</text:p>
          </table:table-cell>
          <table:table-cell table:style-name="ce7" table:formula="of:=[.C23]*[.B23]" office:value-type="float" office:value="185.02442952">
            <text:p>185.02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23]*([.C23]-[.E$37])^2" office:value-type="float" office:value="0.553182176464635">
            <text:p>0.5531821765</text:p>
          </table:table-cell>
          <table:table-cell table:style-name="ce1" table:formula="of:=([.C23]-[.E$42])*[.B23]" office:value-type="float" office:value="80.06960682">
            <text:p>80.06960682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76286">
            <text:p>0.876286</text:p>
          </table:table-cell>
          <table:table-cell office:value-type="float" office:value="35.6">
            <text:p>35.6</text:p>
          </table:table-cell>
          <table:table-cell table:style-name="ce7" table:formula="of:=[.C24]*[.B24]" office:value-type="float" office:value="31.1957816">
            <text:p>31.20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24]*([.C24]-[.E$37])^2" office:value-type="float" office:value="7.98522990922866">
            <text:p>7.9852299092</text:p>
          </table:table-cell>
          <table:table-cell table:style-name="ce1" table:formula="of:=([.C24]-[.E$42])*[.B24]" office:value-type="float" office:value="11.829861">
            <text:p>11.829861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66634">
            <text:p>0.866634</text:p>
          </table:table-cell>
          <table:table-cell office:value-type="float" office:value="39.5">
            <text:p>39.5</text:p>
          </table:table-cell>
          <table:table-cell table:style-name="ce7" table:formula="of:=[.C25]*[.B25]" office:value-type="float" office:value="34.232043">
            <text:p>34.23</text:p>
          </table:table-cell>
          <table:table-cell office:value-type="float" office:value="500">
            <text:p>500</text:p>
          </table:table-cell>
          <table:table-cell table:style-name="ce3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" table:formula="of:=[.B25]*([.C25]-[.E$37])^2" office:value-type="float" office:value="0.673096975590581">
            <text:p>0.6730969756</text:p>
          </table:table-cell>
          <table:table-cell table:style-name="ce1" table:formula="of:=([.C25]-[.E$42])*[.B25]" office:value-type="float" office:value="15.0794316">
            <text:p>15.0794316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309425">
            <text:p>1.309425</text:p>
          </table:table-cell>
          <table:table-cell office:value-type="float" office:value="37.7">
            <text:p>37.7</text:p>
          </table:table-cell>
          <table:table-cell table:style-name="ce7" table:formula="of:=[.C26]*[.B26]" office:value-type="float" office:value="49.3653225">
            <text:p>49.37</text:p>
          </table:table-cell>
          <table:table-cell office:value-type="float" office:value="500">
            <text:p>500</text:p>
          </table:table-cell>
          <table:table-cell table:style-name="ce3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" table:formula="of:=[.B26]*([.C26]-[.E$37])^2" office:value-type="float" office:value="1.10518111847749">
            <text:p>1.1051811185</text:p>
          </table:table-cell>
          <table:table-cell table:style-name="ce1" table:formula="of:=([.C26]-[.E$42])*[.B26]" office:value-type="float" office:value="20.42703">
            <text:p>20.42703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42017">
            <text:p>0.742017</text:p>
          </table:table-cell>
          <table:table-cell office:value-type="float" office:value="39.3">
            <text:p>39.3</text:p>
          </table:table-cell>
          <table:table-cell table:style-name="ce7" table:formula="of:=[.C27]*[.B27]" office:value-type="float" office:value="29.1612681">
            <text:p>29.16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27]*([.C27]-[.E$37])^2" office:value-type="float" office:value="0.344416030942095">
            <text:p>0.3444160309</text:p>
          </table:table-cell>
          <table:table-cell table:style-name="ce1" table:formula="of:=([.C27]-[.E$42])*[.B27]" office:value-type="float" office:value="12.7626924">
            <text:p>12.7626924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20537">
            <text:p>0.920537</text:p>
          </table:table-cell>
          <table:table-cell office:value-type="float" office:value="39.15">
            <text:p>39.15</text:p>
          </table:table-cell>
          <table:table-cell table:style-name="ce7" table:formula="of:=[.C28]*[.B28]" office:value-type="float" office:value="36.03902355">
            <text:p>36.04</text:p>
          </table:table-cell>
          <table:table-cell office:value-type="float" office:value="500">
            <text:p>500</text:p>
          </table:table-cell>
          <table:table-cell table:style-name="ce3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" table:formula="of:=[.B28]*([.C28]-[.E$37])^2" office:value-type="float" office:value="0.259843316884727">
            <text:p>0.2598433169</text:p>
          </table:table-cell>
          <table:table-cell table:style-name="ce1" table:formula="of:=([.C28]-[.E$42])*[.B28]" office:value-type="float" office:value="15.69515585">
            <text:p>15.69515585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22525">
            <text:p>0.922525</text:p>
          </table:table-cell>
          <table:table-cell office:value-type="float" office:value="38.45">
            <text:p>38.45</text:p>
          </table:table-cell>
          <table:table-cell table:style-name="ce7" table:formula="of:=[.C29]*[.B29]" office:value-type="float" office:value="35.47108625">
            <text:p>35.47</text:p>
          </table:table-cell>
          <table:table-cell office:value-type="float" office:value="500">
            <text:p>500</text:p>
          </table:table-cell>
          <table:table-cell table:style-name="ce3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" table:formula="of:=[.B29]*([.C29]-[.E$37])^2" office:value-type="float" office:value="0.0262565518328772">
            <text:p>0.0262565518</text:p>
          </table:table-cell>
          <table:table-cell table:style-name="ce1" table:formula="of:=([.C29]-[.E$42])*[.B29]" office:value-type="float" office:value="15.08328375">
            <text:p>15.08328375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03225">
            <text:p>0.903225</text:p>
          </table:table-cell>
          <table:table-cell office:value-type="float" office:value="37.75">
            <text:p>37.75</text:p>
          </table:table-cell>
          <table:table-cell table:style-name="ce7" table:formula="of:=[.C30]*[.B30]" office:value-type="float" office:value="34.09674375">
            <text:p>34.10</text:p>
          </table:table-cell>
          <table:table-cell office:value-type="float" office:value="500">
            <text:p>500</text:p>
          </table:table-cell>
          <table:table-cell table:style-name="ce3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" table:formula="of:=[.B30]*([.C30]-[.E$37])^2" office:value-type="float" office:value="0.68161838943682">
            <text:p>0.6816183894</text:p>
          </table:table-cell>
          <table:table-cell table:style-name="ce1" table:formula="of:=([.C30]-[.E$42])*[.B30]" office:value-type="float" office:value="14.13547125">
            <text:p>14.13547125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.171893">
            <text:p>3.171893</text:p>
          </table:table-cell>
          <table:table-cell office:value-type="float" office:value="39.1">
            <text:p>39.1</text:p>
          </table:table-cell>
          <table:table-cell table:style-name="ce7" table:formula="of:=[.C31]*[.B31]" office:value-type="float" office:value="124.0210163">
            <text:p>124.02</text:p>
          </table:table-cell>
          <table:table-cell office:value-type="float" office:value="500">
            <text:p>500</text:p>
          </table:table-cell>
          <table:table-cell table:style-name="ce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style-name="ce1" table:formula="of:=[.B31]*([.C31]-[.E$37])^2" office:value-type="float" office:value="0.734750606022052">
            <text:p>0.734750606</text:p>
          </table:table-cell>
          <table:table-cell table:style-name="ce1" table:formula="of:=([.C31]-[.E$42])*[.B31]" office:value-type="float" office:value="53.922181">
            <text:p>53.922181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6" table:number-columns-repeated="3"/>
          <table:table-cell table:style-name="ce4" table:number-columns-repeated="1010"/>
          <table:table-cell table:number-columns-repeated="10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51.786062">
            <text:p>51.79</text:p>
          </table:table-cell>
          <table:table-cell table:style-name="ce7" table:number-columns-repeated="2"/>
          <table:table-cell table:style-name="ce7" table:formula="of:=SUM([.E2:.E31])" office:value-type="float" office:value="15000">
            <text:p>1500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 table:number-columns-repeated="1018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54.3">
            <text:p>54.30</text:p>
          </table:table-cell>
          <table:table-cell table:style-name="ce2" table:formula="of:=AVERAGE([.B2:.B31])" office:value-type="float" office:value="1.72620206666667">
            <text:p>1.73</text:p>
          </table:table-cell>
          <table:table-cell table:style-name="ce2" table:formula="of:=SUM([.D2:.D31])/SUM([.B2:.B31])" office:value-type="float" office:value="38.6187057067595">
            <text:p>38.62</text:p>
          </table:table-cell>
          <table:table-cell table:style-name="ce2" table:formula="of:=AVERAGE([.D2:.D31])" office:value-type="float" office:value="66.663689603">
            <text:p>66.66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formula="of:=AVERAGE([.M2:.M31])" office:value-type="float" office:value="28.5146239296667">
            <text:p>28.51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651749781570947">
            <text:p>0.65</text:p>
          </table:table-cell>
          <table:table-cell table:style-name="ce2" table:formula="of:=STDEVP([.B2:.B31])/SQRT(COUNT([.B2:.B31]))" office:value-type="float" office:value="0.313232239763477">
            <text:p>0.31</text:p>
          </table:table-cell>
          <table:table-cell table:style-name="ce2" table:formula="of:=SQRT(SUM([.H2:.H31])/SUM([.B2:.B31]))/SQRT(COUNT([.D2:.D31]))" office:value-type="float" office:value="0.127997774291686">
            <text:p>0.13</text:p>
          </table:table-cell>
          <table:table-cell table:style-name="ce2" table:formula="of:=STDEVP([.D2:.D31])/SQRT(COUNT([.D2:.D31]))" office:value-type="float" office:value="12.4627522181838">
            <text:p>12.46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formula="of:=STDEVP([.M2:.M31])/SQRT(COUNT([.M2:.M32]))" office:value-type="float" office:value="5.54856753670025">
            <text:p>5.55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8" office:value-type="string">
            <text:p>P (Kw/h)</text:p>
          </table:table-cell>
          <table:table-cell table:style-name="ce8" office:value-type="string">
            <text:p>E(J)=P(w)*t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8.59">
            <text:p>38.59</text:p>
          </table:table-cell>
          <table:table-cell table:formula="of:=[.F42]-[.E42]" office:value-type="float" office:value="16.49">
            <text:p>16.49</text:p>
          </table:table-cell>
          <table:table-cell table:style-name="ce9" table:formula="of:=(([.$G$42]/1000)*([.$B$33]/3600))" office:value-type="float" office:value="0.000237208933994444">
            <text:p>0.00023721</text:p>
          </table:table-cell>
          <table:table-cell table:style-name="ce10" table:formula="of:=[.$G$42]*[.$B$33]" office:value-type="float" office:value="853.95216238">
            <text:p>853.95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0G_200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(W)</text:p>
          </table:table-cell>
          <table:table-cell table:style-name="ce3" office:value-type="string">
            <text:p>Energy 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1" office:value-type="string">
            <text:p>aux</text:p>
          </table:table-cell>
          <table:table-cell/>
          <table:table-cell table:style-name="ce3" table:number-columns-repeated="992"/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14129">
            <text:p>1.14129</text:p>
          </table:table-cell>
          <table:table-cell office:value-type="float" office:value="38.7">
            <text:p>38.7</text:p>
          </table:table-cell>
          <table:table-cell table:formula="of:=[.C2]*[.B2]" office:value-type="float" office:value="44.167923">
            <text:p>44.1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]*([.C2]-[.E$37])^2" office:value-type="float" office:value="0.479563751854848">
            <text:p>0.4795637519</text:p>
          </table:table-cell>
          <table:table-cell table:formula="of:=([.C2]-[.E$42])*[.B2]" office:value-type="float" office:value="18.945414">
            <text:p>18.945414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3.453429">
            <text:p>3.453429</text:p>
          </table:table-cell>
          <table:table-cell office:value-type="float" office:value="38.5">
            <text:p>38.5</text:p>
          </table:table-cell>
          <table:table-cell table:formula="of:=[.C3]*[.B3]" office:value-type="float" office:value="132.9570165">
            <text:p>132.9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3]*([.C3]-[.E$37])^2" office:value-type="float" office:value="2.4846872963311">
            <text:p>2.4846872963</text:p>
          </table:table-cell>
          <table:table-cell table:formula="of:=([.C3]-[.E$42])*[.B3]" office:value-type="float" office:value="56.6362356">
            <text:p>56.6362356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.700791">
            <text:p>2.700791</text:p>
          </table:table-cell>
          <table:table-cell office:value-type="float" office:value="38.23">
            <text:p>38.23</text:p>
          </table:table-cell>
          <table:table-cell table:formula="of:=[.C4]*[.B4]" office:value-type="float" office:value="103.25123993">
            <text:p>103.2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3.3771369151897">
            <text:p>3.3771369152</text:p>
          </table:table-cell>
          <table:table-cell table:formula="of:=([.C4]-[.E$42])*[.B4]" office:value-type="float" office:value="43.56375883">
            <text:p>43.56375883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.600344">
            <text:p>1.600344</text:p>
          </table:table-cell>
          <table:table-cell office:value-type="float" office:value="37.3">
            <text:p>37.3</text:p>
          </table:table-cell>
          <table:table-cell table:formula="of:=[.C5]*[.B5]" office:value-type="float" office:value="59.6928312">
            <text:p>59.6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6.7137982515702">
            <text:p>6.7137982516</text:p>
          </table:table-cell>
          <table:table-cell table:formula="of:=([.C5]-[.E$42])*[.B5]" office:value-type="float" office:value="24.3252288">
            <text:p>24.3252288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5.656703">
            <text:p>5.656703</text:p>
          </table:table-cell>
          <table:table-cell office:value-type="float" office:value="39.16">
            <text:p>39.16</text:p>
          </table:table-cell>
          <table:table-cell table:formula="of:=[.C6]*[.B6]" office:value-type="float" office:value="221.51648948">
            <text:p>221.5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6]*([.C6]-[.E$37])^2" office:value-type="float" office:value="0.200407422527917">
            <text:p>0.2004074225</text:p>
          </table:table-cell>
          <table:table-cell table:formula="of:=([.C6]-[.E$42])*[.B6]" office:value-type="float" office:value="96.50335318">
            <text:p>96.50335318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5.089482">
            <text:p>5.089482</text:p>
          </table:table-cell>
          <table:table-cell office:value-type="float" office:value="38.82">
            <text:p>38.82</text:p>
          </table:table-cell>
          <table:table-cell table:formula="of:=[.C7]*[.B7]" office:value-type="float" office:value="197.57369124">
            <text:p>197.5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7]*([.C7]-[.E$37])^2" office:value-type="float" office:value="1.42007079090079">
            <text:p>1.4200707909</text:p>
          </table:table-cell>
          <table:table-cell table:formula="of:=([.C7]-[.E$42])*[.B7]" office:value-type="float" office:value="85.09613904">
            <text:p>85.09613904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.46904">
            <text:p>5.46904</text:p>
          </table:table-cell>
          <table:table-cell office:value-type="float" office:value="38.07">
            <text:p>38.07</text:p>
          </table:table-cell>
          <table:table-cell table:formula="of:=[.C8]*[.B8]" office:value-type="float" office:value="208.2063528">
            <text:p>208.2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8]*([.C8]-[.E$37])^2" office:value-type="float" office:value="8.93562836592378">
            <text:p>8.9356283659</text:p>
          </table:table-cell>
          <table:table-cell table:formula="of:=([.C8]-[.E$42])*[.B8]" office:value-type="float" office:value="87.3405688">
            <text:p>87.3405688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3.894245">
            <text:p>3.894245</text:p>
          </table:table-cell>
          <table:table-cell office:value-type="float" office:value="38.14">
            <text:p>38.14</text:p>
          </table:table-cell>
          <table:table-cell table:formula="of:=[.C9]*[.B9]" office:value-type="float" office:value="148.5265043">
            <text:p>148.5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9]*([.C9]-[.E$37])^2" office:value-type="float" office:value="5.68484010786837">
            <text:p>5.6848401079</text:p>
          </table:table-cell>
          <table:table-cell table:formula="of:=([.C9]-[.E$42])*[.B9]" office:value-type="float" office:value="62.4636898">
            <text:p>62.4636898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3.503035">
            <text:p>3.503035</text:p>
          </table:table-cell>
          <table:table-cell office:value-type="float" office:value="39.43">
            <text:p>39.43</text:p>
          </table:table-cell>
          <table:table-cell table:formula="of:=[.C10]*[.B10]" office:value-type="float" office:value="138.12467005">
            <text:p>138.12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0]*([.C10]-[.E$37])^2" office:value-type="float" office:value="0.0234258424203586">
            <text:p>0.0234258424</text:p>
          </table:table-cell>
          <table:table-cell table:formula="of:=([.C10]-[.E$42])*[.B10]" office:value-type="float" office:value="60.70759655">
            <text:p>60.70759655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.476382">
            <text:p>5.476382</text:p>
          </table:table-cell>
          <table:table-cell office:value-type="float" office:value="39.73">
            <text:p>39.73</text:p>
          </table:table-cell>
          <table:table-cell table:formula="of:=[.C11]*[.B11]" office:value-type="float" office:value="217.57665686">
            <text:p>217.5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1]*([.C11]-[.E$37])^2" office:value-type="float" office:value="0.798198247404614">
            <text:p>0.7981982474</text:p>
          </table:table-cell>
          <table:table-cell table:formula="of:=([.C11]-[.E$42])*[.B11]" office:value-type="float" office:value="96.54861466">
            <text:p>96.54861466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3.47342">
            <text:p>3.47342</text:p>
          </table:table-cell>
          <table:table-cell office:value-type="float" office:value="39.73">
            <text:p>39.73</text:p>
          </table:table-cell>
          <table:table-cell table:formula="of:=[.C12]*[.B12]" office:value-type="float" office:value="137.9989766">
            <text:p>138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2]*([.C12]-[.E$37])^2" office:value-type="float" office:value="0.506260840916528">
            <text:p>0.5062608409</text:p>
          </table:table-cell>
          <table:table-cell table:formula="of:=([.C12]-[.E$42])*[.B12]" office:value-type="float" office:value="61.2363946">
            <text:p>61.2363946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.181839">
            <text:p>6.181839</text:p>
          </table:table-cell>
          <table:table-cell office:value-type="float" office:value="39.7">
            <text:p>39.7</text:p>
          </table:table-cell>
          <table:table-cell table:formula="of:=[.C13]*[.B13]" office:value-type="float" office:value="245.4190083">
            <text:p>245.4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0.764979634542394">
            <text:p>0.7649796345</text:p>
          </table:table-cell>
          <table:table-cell table:formula="of:=([.C13]-[.E$42])*[.B13]" office:value-type="float" office:value="108.8003664">
            <text:p>108.8003664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7.879454">
            <text:p>7.879454</text:p>
          </table:table-cell>
          <table:table-cell office:value-type="float" office:value="39.57">
            <text:p>39.57</text:p>
          </table:table-cell>
          <table:table-cell table:formula="of:=[.C14]*[.B14]" office:value-type="float" office:value="311.78999478">
            <text:p>311.7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4]*([.C14]-[.E$37])^2" office:value-type="float" office:value="0.387547422826094">
            <text:p>0.3875474228</text:p>
          </table:table-cell>
          <table:table-cell table:formula="of:=([.C14]-[.E$42])*[.B14]" office:value-type="float" office:value="137.65406138">
            <text:p>137.65406138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3.143365">
            <text:p>3.143365</text:p>
          </table:table-cell>
          <table:table-cell office:value-type="float" office:value="39.48">
            <text:p>39.48</text:p>
          </table:table-cell>
          <table:table-cell table:formula="of:=[.C15]*[.B15]" office:value-type="float" office:value="124.1000502">
            <text:p>124.1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5]*([.C15]-[.E$37])^2" office:value-type="float" office:value="0.0545841865313881">
            <text:p>0.0545841865</text:p>
          </table:table-cell>
          <table:table-cell table:formula="of:=([.C15]-[.E$42])*[.B15]" office:value-type="float" office:value="54.6316837">
            <text:p>54.6316837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.104313">
            <text:p>2.104313</text:p>
          </table:table-cell>
          <table:table-cell office:value-type="float" office:value="38.5">
            <text:p>38.5</text:p>
          </table:table-cell>
          <table:table-cell table:formula="of:=[.C16]*[.B16]" office:value-type="float" office:value="81.0160505">
            <text:p>81.02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1.51401976951152">
            <text:p>1.5140197695</text:p>
          </table:table-cell>
          <table:table-cell table:formula="of:=([.C16]-[.E$42])*[.B16]" office:value-type="float" office:value="34.5107332">
            <text:p>34.5107332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3.086447">
            <text:p>3.086447</text:p>
          </table:table-cell>
          <table:table-cell office:value-type="float" office:value="39.3">
            <text:p>39.3</text:p>
          </table:table-cell>
          <table:table-cell table:formula="of:=[.C17]*[.B17]" office:value-type="float" office:value="121.2973671">
            <text:p>121.3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7]*([.C17]-[.E$37])^2" office:value-type="float" office:value="0.007177727348475">
            <text:p>0.0071777273</text:p>
          </table:table-cell>
          <table:table-cell table:formula="of:=([.C17]-[.E$42])*[.B17]" office:value-type="float" office:value="53.0868884">
            <text:p>53.0868884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.024056">
            <text:p>5.024056</text:p>
          </table:table-cell>
          <table:table-cell office:value-type="float" office:value="39.74">
            <text:p>39.74</text:p>
          </table:table-cell>
          <table:table-cell table:formula="of:=[.C18]*[.B18]" office:value-type="float" office:value="199.65598544">
            <text:p>199.6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formula="of:=[.B18]*([.C18]-[.E$37])^2" office:value-type="float" office:value="0.771134123153579">
            <text:p>0.7711341232</text:p>
          </table:table-cell>
          <table:table-cell table:formula="of:=([.C18]-[.E$42])*[.B18]" office:value-type="float" office:value="88.62434784">
            <text:p>88.62434784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5.051499">
            <text:p>5.051499</text:p>
          </table:table-cell>
          <table:table-cell office:value-type="float" office:value="39.67">
            <text:p>39.67</text:p>
          </table:table-cell>
          <table:table-cell table:formula="of:=[.C19]*[.B19]" office:value-type="float" office:value="200.39296533">
            <text:p>200.3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9]*([.C19]-[.E$37])^2" office:value-type="float" office:value="0.523030864906551">
            <text:p>0.5230308649</text:p>
          </table:table-cell>
          <table:table-cell table:formula="of:=([.C19]-[.E$42])*[.B19]" office:value-type="float" office:value="88.75483743">
            <text:p>88.75483743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3.034874">
            <text:p>3.034874</text:p>
          </table:table-cell>
          <table:table-cell office:value-type="float" office:value="38.8">
            <text:p>38.8</text:p>
          </table:table-cell>
          <table:table-cell table:formula="of:=[.C20]*[.B20]" office:value-type="float" office:value="117.7531112">
            <text:p>117.7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0]*([.C20]-[.E$37])^2" office:value-type="float" office:value="0.91213033663351">
            <text:p>0.9121303366</text:p>
          </table:table-cell>
          <table:table-cell table:formula="of:=([.C20]-[.E$42])*[.B20]" office:value-type="float" office:value="50.6823958">
            <text:p>50.6823958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1.463456">
            <text:p>1.463456</text:p>
          </table:table-cell>
          <table:table-cell office:value-type="float" office:value="39.3">
            <text:p>39.3</text:p>
          </table:table-cell>
          <table:table-cell table:formula="of:=[.C21]*[.B21]" office:value-type="float" office:value="57.5138208">
            <text:p>57.5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1]*([.C21]-[.E$37])^2" office:value-type="float" office:value="0.00340335931719865">
            <text:p>0.0034033593</text:p>
          </table:table-cell>
          <table:table-cell table:formula="of:=([.C21]-[.E$42])*[.B21]" office:value-type="float" office:value="25.1714432">
            <text:p>25.1714432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.997554">
            <text:p>4.997554</text:p>
          </table:table-cell>
          <table:table-cell office:value-type="float" office:value="39.78">
            <text:p>39.78</text:p>
          </table:table-cell>
          <table:table-cell table:formula="of:=[.C22]*[.B22]" office:value-type="float" office:value="198.80269812">
            <text:p>198.8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2]*([.C22]-[.E$37])^2" office:value-type="float" office:value="0.931696161151086">
            <text:p>0.9316961612</text:p>
          </table:table-cell>
          <table:table-cell table:formula="of:=([.C22]-[.E$42])*[.B22]" office:value-type="float" office:value="88.35675472">
            <text:p>88.35675472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0.228738">
            <text:p>0.228738</text:p>
          </table:table-cell>
          <table:table-cell office:value-type="float" office:value="39.4">
            <text:p>39.4</text:p>
          </table:table-cell>
          <table:table-cell table:formula="of:=[.C23]*[.B23]" office:value-type="float" office:value="9.0122772">
            <text:p>9.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0.000613188149532112">
            <text:p>0.0006131881</text:p>
          </table:table-cell>
          <table:table-cell table:formula="of:=([.C23]-[.E$42])*[.B23]" office:value-type="float" office:value="3.9571674">
            <text:p>3.9571674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15.936795">
            <text:p>15.936795</text:p>
          </table:table-cell>
          <table:table-cell office:value-type="float" office:value="39.91">
            <text:p>39.91</text:p>
          </table:table-cell>
          <table:table-cell table:formula="of:=[.C24]*[.B24]" office:value-type="float" office:value="636.03748845">
            <text:p>636.0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5.02952771464049">
            <text:p>5.0295277146</text:p>
          </table:table-cell>
          <table:table-cell table:formula="of:=([.C24]-[.E$42])*[.B24]" office:value-type="float" office:value="283.83431895">
            <text:p>283.83431895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4.7701">
            <text:p>4.7701</text:p>
          </table:table-cell>
          <table:table-cell office:value-type="float" office:value="40.16">
            <text:p>40.16</text:p>
          </table:table-cell>
          <table:table-cell table:formula="of:=[.C25]*[.B25]" office:value-type="float" office:value="191.567216">
            <text:p>191.5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5]*([.C25]-[.E$37])^2" office:value-type="float" office:value="3.14340108679943">
            <text:p>3.1434010868</text:p>
          </table:table-cell>
          <table:table-cell table:formula="of:=([.C25]-[.E$42])*[.B25]" office:value-type="float" office:value="86.148006">
            <text:p>86.148006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1.929667">
            <text:p>1.929667</text:p>
          </table:table-cell>
          <table:table-cell office:value-type="float" office:value="37.85">
            <text:p>37.85</text:p>
          </table:table-cell>
          <table:table-cell table:formula="of:=[.C26]*[.B26]" office:value-type="float" office:value="73.03789595">
            <text:p>73.0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6]*([.C26]-[.E$37])^2" office:value-type="float" office:value="4.33147610758343">
            <text:p>4.3314761076</text:p>
          </table:table-cell>
          <table:table-cell table:formula="of:=([.C26]-[.E$42])*[.B26]" office:value-type="float" office:value="30.39225525">
            <text:p>30.39225525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5.781052">
            <text:p>5.781052</text:p>
          </table:table-cell>
          <table:table-cell office:value-type="float" office:value="39.26">
            <text:p>39.26</text:p>
          </table:table-cell>
          <table:table-cell table:formula="of:=[.C27]*[.B27]" office:value-type="float" office:value="226.96410152">
            <text:p>226.9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7]*([.C27]-[.E$37])^2" office:value-type="float" office:value="0.0449967636603527">
            <text:p>0.0449967637</text:p>
          </table:table-cell>
          <table:table-cell table:formula="of:=([.C27]-[.E$42])*[.B27]" office:value-type="float" office:value="99.20285232">
            <text:p>99.20285232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1.712037">
            <text:p>1.712037</text:p>
          </table:table-cell>
          <table:table-cell office:value-type="float" office:value="39.23">
            <text:p>39.23</text:p>
          </table:table-cell>
          <table:table-cell table:formula="of:=[.C28]*[.B28]" office:value-type="float" office:value="67.16321151">
            <text:p>67.1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28]*([.C28]-[.E$37])^2" office:value-type="float" office:value="0.0239290317999921">
            <text:p>0.0239290318</text:p>
          </table:table-cell>
          <table:table-cell table:formula="of:=([.C28]-[.E$42])*[.B28]" office:value-type="float" office:value="29.32719381">
            <text:p>29.32719381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4.80712">
            <text:p>4.80712</text:p>
          </table:table-cell>
          <table:table-cell office:value-type="float" office:value="39.62">
            <text:p>39.62</text:p>
          </table:table-cell>
          <table:table-cell table:formula="of:=[.C29]*[.B29]" office:value-type="float" office:value="190.4580944">
            <text:p>190.4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9]*([.C29]-[.E$37])^2" office:value-type="float" office:value="0.355064188267829">
            <text:p>0.3550641883</text:p>
          </table:table-cell>
          <table:table-cell table:formula="of:=([.C29]-[.E$42])*[.B29]" office:value-type="float" office:value="84.2207424">
            <text:p>84.2207424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10.30263">
            <text:p>10.30263</text:p>
          </table:table-cell>
          <table:table-cell office:value-type="float" office:value="40.3">
            <text:p>40.3</text:p>
          </table:table-cell>
          <table:table-cell table:formula="of:=[.C30]*[.B30]" office:value-type="float" office:value="415.195989">
            <text:p>415.2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30]*([.C30]-[.E$37])^2" office:value-type="float" office:value="9.33291944511947">
            <text:p>9.3329194451</text:p>
          </table:table-cell>
          <table:table-cell table:formula="of:=([.C30]-[.E$42])*[.B30]" office:value-type="float" office:value="187.507866">
            <text:p>187.507866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3.984195">
            <text:p>3.984195</text:p>
          </table:table-cell>
          <table:table-cell office:value-type="float" office:value="38.08">
            <text:p>38.08</text:p>
          </table:table-cell>
          <table:table-cell table:formula="of:=[.C31]*[.B31]" office:value-type="float" office:value="151.7181456">
            <text:p>151.7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1]*([.C31]-[.E$37])^2" office:value-type="float" office:value="6.40814875761518">
            <text:p>6.4081487576</text:p>
          </table:table-cell>
          <table:table-cell table:formula="of:=([.C31]-[.E$42])*[.B31]" office:value-type="float" office:value="63.6674361">
            <text:p>63.6674361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6" table:number-columns-repeated="3"/>
          <table:table-cell table:style-name="ce4" table:number-columns-repeated="1001"/>
          <table:table-cell table:number-columns-repeated="19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132.877352">
            <text:p>132.88</text:p>
          </table:table-cell>
          <table:table-cell table:style-name="ce7"/>
          <table:table-cell/>
          <table:table-cell table:style-name="ce7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 table:number-columns-repeated="5"/>
          <table:table-cell table:number-columns-repeated="2"/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58.3666666666667">
            <text:p>58.37</text:p>
          </table:table-cell>
          <table:table-cell table:style-name="ce2" table:formula="of:=AVERAGE([.B2:.B31])" office:value-type="float" office:value="4.42924506666667">
            <text:p>4.43</text:p>
          </table:table-cell>
          <table:table-cell table:style-name="ce2" table:formula="of:=SUM([.D2:.D31])/SUM([.B2:.B31])" office:value-type="float" office:value="39.3482240928462">
            <text:p>39.35</text:p>
          </table:table-cell>
          <table:table-cell table:style-name="ce2" table:formula="of:=AVERAGE([.D2:.D31])" office:value-type="float" office:value="174.282927445333">
            <text:p>174.28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AVERAGE([.M2:.M31])" office:value-type="float" office:value="76.396611472">
            <text:p>76.40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6806587223391">
            <text:p>0.68</text:p>
          </table:table-cell>
          <table:table-cell table:style-name="ce2" table:formula="of:=STDEVP([.B2:.B31])/SQRT(COUNT([.B2:.B31]))" office:value-type="float" office:value="0.542681364386338">
            <text:p>0.54</text:p>
          </table:table-cell>
          <table:table-cell table:style-name="ce2" table:formula="of:=SQRT(SUM([.H2:.H31])/SUM([.B2:.B31]))/SQRT(COUNT([.D2:.D31]))" office:value-type="float" office:value="0.0828448636152163">
            <text:p>0.08</text:p>
          </table:table-cell>
          <table:table-cell table:style-name="ce2" table:formula="of:=STDEVP([.D2:.D31])/SQRT(COUNT([.D2:.D31]))" office:value-type="float" office:value="21.7764227514255">
            <text:p>21.78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STDEVP([.M2:.M31])/SQRT(COUNT([.M2:.M31]))" office:value-type="float" office:value="9.78973077469743">
            <text:p>9.79</text:p>
          </table:table-cell>
          <table:table-cell table:style-name="ce1" table:number-columns-repeated="1011"/>
        </table:table-row>
        <table:table-row table:style-name="ro4">
          <table:table-cell table:style-name="ce1" table:number-columns-repeated="2"/>
          <table:table-cell table:style-name="ce2" table:number-columns-repeated="4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/>
          <table:table-cell table:style-name="ce1"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8" office:value-type="string">
            <text:p>P (Kw/h)</text:p>
          </table:table-cell>
          <table:table-cell table:style-name="ce8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.1">
            <text:p>22.1</text:p>
          </table:table-cell>
          <table:table-cell office:value-type="float" office:value="39.48">
            <text:p>39.48</text:p>
          </table:table-cell>
          <table:table-cell table:formula="of:=[.F42]-[.E42]" office:value-type="float" office:value="17.38">
            <text:p>17.38</text:p>
          </table:table-cell>
          <table:table-cell table:style-name="ce9" table:formula="of:=(([.$G$42]/1000)*([.$B$33]/3600))" office:value-type="float" office:value="0.000641502327155555">
            <text:p>0.00064150</text:p>
          </table:table-cell>
          <table:table-cell table:style-name="ce10" table:formula="of:=[.$G$42]*[.$B$33]" office:value-type="float" office:value="2309.40837776">
            <text:p>2309.4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400I" table:style-name="ta1"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(W)</text:p>
          </table:table-cell>
          <table:table-cell table:style-name="ce3" office:value-type="string">
            <text:p>Energy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1" office:value-type="string">
            <text:p>aux</text:p>
          </table:table-cell>
          <table:table-cell table:style-name="ce1"/>
          <table:table-cell table:style-name="ce3" table:number-columns-repeated="983"/>
          <table:table-cell table:number-columns-repeated="2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366664">
            <text:p>6.366664</text:p>
          </table:table-cell>
          <table:table-cell office:value-type="float" office:value="40.09">
            <text:p>40.09</text:p>
          </table:table-cell>
          <table:table-cell table:style-name="ce7" table:formula="of:=[.C2]*[.B2]" office:value-type="float" office:value="255.23955976">
            <text:p>255.24</text:p>
          </table:table-cell>
          <table:table-cell office:value-type="float" office:value="500">
            <text:p>500</text:p>
          </table:table-cell>
          <table:table-cell table:style-name="ce12" office:value-type="float" office:value="5">
            <text:p>5</text:p>
          </table:table-cell>
          <table:table-cell office:value-type="float" office:value="59">
            <text:p>59</text:p>
          </table:table-cell>
          <table:table-cell table:style-name="ce12" office:value-type="float" office:value="0.9219">
            <text:p>0.9219</text:p>
          </table:table-cell>
          <table:table-cell table:number-columns-repeated="3"/>
          <table:table-cell table:style-name="ce1" table:formula="of:=[.B2]*([.C2]-[.E$37])^2" office:value-type="float" office:value="0.41868817990042">
            <text:p>0.4186881799</text:p>
          </table:table-cell>
          <table:table-cell table:style-name="ce1" table:formula="of:=([.C2]-[.E$42])*[.B2]" office:value-type="float" office:value="114.53628536">
            <text:p>114.53628536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.224342">
            <text:p>5.224342</text:p>
          </table:table-cell>
          <table:table-cell office:value-type="float" office:value="40.13">
            <text:p>40.13</text:p>
          </table:table-cell>
          <table:table-cell table:style-name="ce7" table:formula="of:=[.C3]*[.B3]" office:value-type="float" office:value="209.65284446">
            <text:p>209.65</text:p>
          </table:table-cell>
          <table:table-cell office:value-type="float" office:value="500">
            <text:p>500</text:p>
          </table:table-cell>
          <table:table-cell table:style-name="ce12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2" office:value-type="float" office:value="0.9688">
            <text:p>0.9688</text:p>
          </table:table-cell>
          <table:table-cell table:number-columns-repeated="3"/>
          <table:table-cell table:style-name="ce1" table:formula="of:=[.B3]*([.C3]-[.E$37])^2" office:value-type="float" office:value="0.244745784330975">
            <text:p>0.2447457843</text:p>
          </table:table-cell>
          <table:table-cell table:style-name="ce1" table:formula="of:=([.C3]-[.E$42])*[.B3]" office:value-type="float" office:value="94.19488626">
            <text:p>94.19488626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17.006211">
            <text:p>17.006211</text:p>
          </table:table-cell>
          <table:table-cell office:value-type="float" office:value="40.23">
            <text:p>40.23</text:p>
          </table:table-cell>
          <table:table-cell table:style-name="ce7" table:formula="of:=[.C4]*[.B4]" office:value-type="float" office:value="684.15986853">
            <text:p>684.16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4]*([.C4]-[.E$37])^2" office:value-type="float" office:value="0.230583319397153">
            <text:p>0.2305833194</text:p>
          </table:table-cell>
          <table:table-cell table:style-name="ce1" table:formula="of:=([.C4]-[.E$42])*[.B4]" office:value-type="float" office:value="308.32260543">
            <text:p>308.32260543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4.268385">
            <text:p>14.268385</text:p>
          </table:table-cell>
          <table:table-cell office:value-type="float" office:value="40.37">
            <text:p>40.37</text:p>
          </table:table-cell>
          <table:table-cell table:style-name="ce7" table:formula="of:=[.C5]*[.B5]" office:value-type="float" office:value="576.01470245">
            <text:p>576.01</text:p>
          </table:table-cell>
          <table:table-cell office:value-type="float" office:value="360">
            <text:p>360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5]*([.C5]-[.E$37])^2" office:value-type="float" office:value="0.00791856810060744">
            <text:p>0.0079185681</text:p>
          </table:table-cell>
          <table:table-cell table:style-name="ce1" table:formula="of:=([.C5]-[.E$42])*[.B5]" office:value-type="float" office:value="260.68339395">
            <text:p>260.68339395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9.751622">
            <text:p>9.751622</text:p>
          </table:table-cell>
          <table:table-cell office:value-type="float" office:value="40.18">
            <text:p>40.18</text:p>
          </table:table-cell>
          <table:table-cell table:style-name="ce7" table:formula="of:=[.C6]*[.B6]" office:value-type="float" office:value="391.82017196">
            <text:p>391.82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6]*([.C6]-[.E$37])^2" office:value-type="float" office:value="0.270149033013448">
            <text:p>0.270149033</text:p>
          </table:table-cell>
          <table:table-cell table:style-name="ce1" table:formula="of:=([.C6]-[.E$42])*[.B6]" office:value-type="float" office:value="176.30932576">
            <text:p>176.30932576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5.590106">
            <text:p>5.590106</text:p>
          </table:table-cell>
          <table:table-cell office:value-type="float" office:value="40">
            <text:p>40</text:p>
          </table:table-cell>
          <table:table-cell table:style-name="ce7" table:formula="of:=[.C7]*[.B7]" office:value-type="float" office:value="223.60424">
            <text:p>223.60</text:p>
          </table:table-cell>
          <table:table-cell office:value-type="float" office:value="289">
            <text:p>289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7]*([.C7]-[.E$37])^2" office:value-type="float" office:value="0.670936559243821">
            <text:p>0.6709365592</text:p>
          </table:table-cell>
          <table:table-cell table:style-name="ce1" table:formula="of:=([.C7]-[.E$42])*[.B7]" office:value-type="float" office:value="100.0628974">
            <text:p>100.0628974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10.743622">
            <text:p>10.743622</text:p>
          </table:table-cell>
          <table:table-cell office:value-type="float" office:value="40.63">
            <text:p>40.63</text:p>
          </table:table-cell>
          <table:table-cell table:style-name="ce7" table:formula="of:=[.C8]*[.B8]" office:value-type="float" office:value="436.51336186">
            <text:p>436.51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8]*([.C8]-[.E$37])^2" office:value-type="float" office:value="0.863841598238587">
            <text:p>0.8638415982</text:p>
          </table:table-cell>
          <table:table-cell table:style-name="ce1" table:formula="of:=([.C8]-[.E$42])*[.B8]" office:value-type="float" office:value="199.07931566">
            <text:p>199.07931566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14.445691">
            <text:p>14.445691</text:p>
          </table:table-cell>
          <table:table-cell office:value-type="float" office:value="40.33">
            <text:p>40.33</text:p>
          </table:table-cell>
          <table:table-cell table:style-name="ce7" table:formula="of:=[.C9]*[.B9]" office:value-type="float" office:value="582.59471803">
            <text:p>582.59</text:p>
          </table:table-cell>
          <table:table-cell office:value-type="float" office:value="500">
            <text:p>500</text:p>
          </table:table-cell>
          <table:table-cell table:style-name="ce12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12" office:value-type="float" office:value="0.9062">
            <text:p>0.9062</text:p>
          </table:table-cell>
          <table:table-cell table:number-columns-repeated="3"/>
          <table:table-cell table:style-name="ce1" table:formula="of:=[.B9]*([.C9]-[.E$37])^2" office:value-type="float" office:value="0.00390530331270555">
            <text:p>0.0039053033</text:p>
          </table:table-cell>
          <table:table-cell table:style-name="ce1" table:formula="of:=([.C9]-[.E$42])*[.B9]" office:value-type="float" office:value="263.34494693">
            <text:p>263.34494693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0.767067">
            <text:p>0.767067</text:p>
          </table:table-cell>
          <table:table-cell office:value-type="float" office:value="39.5">
            <text:p>39.5</text:p>
          </table:table-cell>
          <table:table-cell table:style-name="ce7" table:formula="of:=[.C10]*[.B10]" office:value-type="float" office:value="30.2991465">
            <text:p>30.30</text:p>
          </table:table-cell>
          <table:table-cell office:value-type="float" office:value="60">
            <text:p>60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10]*([.C10]-[.E$37])^2" office:value-type="float" office:value="0.549576112655282">
            <text:p>0.5495761127</text:p>
          </table:table-cell>
          <table:table-cell table:style-name="ce1" table:formula="of:=([.C10]-[.E$42])*[.B10]" office:value-type="float" office:value="13.3469658">
            <text:p>13.3469658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8.923323">
            <text:p>8.923323</text:p>
          </table:table-cell>
          <table:table-cell office:value-type="float" office:value="40.22">
            <text:p>40.22</text:p>
          </table:table-cell>
          <table:table-cell table:style-name="ce7" table:formula="of:=[.C11]*[.B11]" office:value-type="float" office:value="358.89605106">
            <text:p>358.90</text:p>
          </table:table-cell>
          <table:table-cell office:value-type="float" office:value="500">
            <text:p>500</text:p>
          </table:table-cell>
          <table:table-cell table:style-name="ce12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12" office:value-type="float" office:value="0.8906">
            <text:p>0.8906</text:p>
          </table:table-cell>
          <table:table-cell table:number-columns-repeated="3"/>
          <table:table-cell table:style-name="ce1" table:formula="of:=[.B11]*([.C11]-[.E$37])^2" office:value-type="float" office:value="0.14266264055144">
            <text:p>0.1426626406</text:p>
          </table:table-cell>
          <table:table-cell table:style-name="ce1" table:formula="of:=([.C11]-[.E$42])*[.B11]" office:value-type="float" office:value="161.69061276">
            <text:p>161.69061276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8.600684">
            <text:p>8.600684</text:p>
          </table:table-cell>
          <table:table-cell office:value-type="float" office:value="40.27">
            <text:p>40.27</text:p>
          </table:table-cell>
          <table:table-cell table:style-name="ce7" table:formula="of:=[.C12]*[.B12]" office:value-type="float" office:value="346.34954468">
            <text:p>346.35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12]*([.C12]-[.E$37])^2" office:value-type="float" office:value="0.05025723764974">
            <text:p>0.0502572376</text:p>
          </table:table-cell>
          <table:table-cell table:style-name="ce1" table:formula="of:=([.C12]-[.E$42])*[.B12]" office:value-type="float" office:value="156.27442828">
            <text:p>156.27442828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4.717381">
            <text:p>4.717381</text:p>
          </table:table-cell>
          <table:table-cell office:value-type="float" office:value="39.84">
            <text:p>39.84</text:p>
          </table:table-cell>
          <table:table-cell table:style-name="ce7" table:formula="of:=[.C13]*[.B13]" office:value-type="float" office:value="187.94045904">
            <text:p>187.94</text:p>
          </table:table-cell>
          <table:table-cell office:value-type="float" office:value="326">
            <text:p>326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13]*([.C13]-[.E$37])^2" office:value-type="float" office:value="1.2099310344367">
            <text:p>1.2099310344</text:p>
          </table:table-cell>
          <table:table-cell table:style-name="ce1" table:formula="of:=([.C13]-[.E$42])*[.B13]" office:value-type="float" office:value="83.68633894">
            <text:p>83.68633894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10.001942">
            <text:p>10.001942</text:p>
          </table:table-cell>
          <table:table-cell office:value-type="float" office:value="40.16">
            <text:p>40.16</text:p>
          </table:table-cell>
          <table:table-cell table:style-name="ce7" table:formula="of:=[.C14]*[.B14]" office:value-type="float" office:value="401.67799072">
            <text:p>401.68</text:p>
          </table:table-cell>
          <table:table-cell office:value-type="float" office:value="500">
            <text:p>500</text:p>
          </table:table-cell>
          <table:table-cell table:style-name="ce12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2" office:value-type="float" office:value="0.875">
            <text:p>0.875</text:p>
          </table:table-cell>
          <table:table-cell table:number-columns-repeated="3"/>
          <table:table-cell table:style-name="ce1" table:formula="of:=[.B14]*([.C14]-[.E$37])^2" office:value-type="float" office:value="0.34767420433963">
            <text:p>0.3476742043</text:p>
          </table:table-cell>
          <table:table-cell table:style-name="ce1" table:formula="of:=([.C14]-[.E$42])*[.B14]" office:value-type="float" office:value="180.63507252">
            <text:p>180.63507252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8.305735">
            <text:p>8.305735</text:p>
          </table:table-cell>
          <table:table-cell office:value-type="float" office:value="40.42">
            <text:p>40.42</text:p>
          </table:table-cell>
          <table:table-cell table:style-name="ce7" table:formula="of:=[.C15]*[.B15]" office:value-type="float" office:value="335.7178087">
            <text:p>335.72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15]*([.C15]-[.E$37])^2" office:value-type="float" office:value="0.0449403339003719">
            <text:p>0.0449403339</text:p>
          </table:table-cell>
          <table:table-cell table:style-name="ce1" table:formula="of:=([.C15]-[.E$42])*[.B15]" office:value-type="float" office:value="152.1610652">
            <text:p>152.1610652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10.133227">
            <text:p>10.133227</text:p>
          </table:table-cell>
          <table:table-cell office:value-type="float" office:value="40.37">
            <text:p>40.37</text:p>
          </table:table-cell>
          <table:table-cell table:style-name="ce7" table:formula="of:=[.C16]*[.B16]" office:value-type="float" office:value="409.07837399">
            <text:p>409.08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16]*([.C16]-[.E$37])^2" office:value-type="float" office:value="0.00562366715493127">
            <text:p>0.0056236672</text:p>
          </table:table-cell>
          <table:table-cell table:style-name="ce1" table:formula="of:=([.C16]-[.E$42])*[.B16]" office:value-type="float" office:value="185.13405729">
            <text:p>185.13405729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8.416905">
            <text:p>8.416905</text:p>
          </table:table-cell>
          <table:table-cell office:value-type="float" office:value="40.27">
            <text:p>40.27</text:p>
          </table:table-cell>
          <table:table-cell table:style-name="ce7" table:formula="of:=[.C17]*[.B17]" office:value-type="float" office:value="338.94876435">
            <text:p>338.95</text:p>
          </table:table-cell>
          <table:table-cell office:value-type="float" office:value="500">
            <text:p>500</text:p>
          </table:table-cell>
          <table:table-cell table:style-name="ce12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12" office:value-type="float" office:value="0.9062">
            <text:p>0.9062</text:p>
          </table:table-cell>
          <table:table-cell table:number-columns-repeated="3"/>
          <table:table-cell table:style-name="ce1" table:formula="of:=[.B17]*([.C17]-[.E$37])^2" office:value-type="float" office:value="0.0491833434248119">
            <text:p>0.0491833434</text:p>
          </table:table-cell>
          <table:table-cell table:style-name="ce1" table:formula="of:=([.C17]-[.E$42])*[.B17]" office:value-type="float" office:value="152.93516385">
            <text:p>152.93516385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3.409545">
            <text:p>3.409545</text:p>
          </table:table-cell>
          <table:table-cell office:value-type="float" office:value="40.25">
            <text:p>40.25</text:p>
          </table:table-cell>
          <table:table-cell table:style-name="ce7" table:formula="of:=[.C18]*[.B18]" office:value-type="float" office:value="137.23418625">
            <text:p>137.23</text:p>
          </table:table-cell>
          <table:table-cell office:value-type="float" office:value="167">
            <text:p>167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18]*([.C18]-[.E$37])^2" office:value-type="float" office:value="0.0317124695993314">
            <text:p>0.0317124696</text:p>
          </table:table-cell>
          <table:table-cell table:style-name="ce1" table:formula="of:=([.C18]-[.E$42])*[.B18]" office:value-type="float" office:value="61.88324175">
            <text:p>61.88324175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17.185271">
            <text:p>17.185271</text:p>
          </table:table-cell>
          <table:table-cell office:value-type="float" office:value="40.45">
            <text:p>40.45</text:p>
          </table:table-cell>
          <table:table-cell table:style-name="ce7" table:formula="of:=[.C19]*[.B19]" office:value-type="float" office:value="695.14421195">
            <text:p>695.14</text:p>
          </table:table-cell>
          <table:table-cell office:value-type="float" office:value="500">
            <text:p>500</text:p>
          </table:table-cell>
          <table:table-cell table:style-name="ce12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2" office:value-type="float" office:value="0.875">
            <text:p>0.875</text:p>
          </table:table-cell>
          <table:table-cell table:number-columns-repeated="3"/>
          <table:table-cell table:style-name="ce1" table:formula="of:=[.B19]*([.C19]-[.E$37])^2" office:value-type="float" office:value="0.184298820943147">
            <text:p>0.1842988209</text:p>
          </table:table-cell>
          <table:table-cell table:style-name="ce1" table:formula="of:=([.C19]-[.E$42])*[.B19]" office:value-type="float" office:value="315.34972285">
            <text:p>315.34972285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7.117014">
            <text:p>7.117014</text:p>
          </table:table-cell>
          <table:table-cell office:value-type="float" office:value="40.45">
            <text:p>40.45</text:p>
          </table:table-cell>
          <table:table-cell table:style-name="ce7" table:formula="of:=[.C20]*[.B20]" office:value-type="float" office:value="287.8832163">
            <text:p>287.88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20]*([.C20]-[.E$37])^2" office:value-type="float" office:value="0.0763245042126986">
            <text:p>0.0763245042</text:p>
          </table:table-cell>
          <table:table-cell table:style-name="ce1" table:formula="of:=([.C20]-[.E$42])*[.B20]" office:value-type="float" office:value="130.5972069">
            <text:p>130.5972069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8.300228">
            <text:p>8.300228</text:p>
          </table:table-cell>
          <table:table-cell office:value-type="float" office:value="40.01">
            <text:p>40.01</text:p>
          </table:table-cell>
          <table:table-cell table:style-name="ce7" table:formula="of:=[.C21]*[.B21]" office:value-type="float" office:value="332.09212228">
            <text:p>332.09</text:p>
          </table:table-cell>
          <table:table-cell office:value-type="float" office:value="363">
            <text:p>363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21]*([.C21]-[.E$37])^2" office:value-type="float" office:value="0.939530285885641">
            <text:p>0.9395302859</text:p>
          </table:table-cell>
          <table:table-cell table:style-name="ce1" table:formula="of:=([.C21]-[.E$42])*[.B21]" office:value-type="float" office:value="148.65708348">
            <text:p>148.65708348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11.544735">
            <text:p>11.544735</text:p>
          </table:table-cell>
          <table:table-cell office:value-type="float" office:value="40.31">
            <text:p>40.31</text:p>
          </table:table-cell>
          <table:table-cell table:style-name="ce7" table:formula="of:=[.C22]*[.B22]" office:value-type="float" office:value="465.36826785">
            <text:p>465.37</text:p>
          </table:table-cell>
          <table:table-cell office:value-type="float" office:value="500">
            <text:p>500</text:p>
          </table:table-cell>
          <table:table-cell table:style-name="ce12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2" office:value-type="float" office:value="0.875">
            <text:p>0.875</text:p>
          </table:table-cell>
          <table:table-cell table:number-columns-repeated="3"/>
          <table:table-cell table:style-name="ce1" table:formula="of:=[.B22]*([.C22]-[.E$37])^2" office:value-type="float" office:value="0.0153317456955342">
            <text:p>0.0153317457</text:p>
          </table:table-cell>
          <table:table-cell table:style-name="ce1" table:formula="of:=([.C22]-[.E$42])*[.B22]" office:value-type="float" office:value="210.22962435">
            <text:p>210.22962435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0.9892">
            <text:p>20.9892</text:p>
          </table:table-cell>
          <table:table-cell office:value-type="float" office:value="40.47">
            <text:p>40.47</text:p>
          </table:table-cell>
          <table:table-cell table:style-name="ce7" table:formula="of:=[.C23]*[.B23]" office:value-type="float" office:value="849.432924">
            <text:p>849.43</text:p>
          </table:table-cell>
          <table:table-cell office:value-type="float" office:value="484">
            <text:p>484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23]*([.C23]-[.E$37])^2" office:value-type="float" office:value="0.320432584473386">
            <text:p>0.3204325845</text:p>
          </table:table-cell>
          <table:table-cell table:style-name="ce1" table:formula="of:=([.C23]-[.E$42])*[.B23]" office:value-type="float" office:value="385.571604">
            <text:p>385.571604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23.860241">
            <text:p>23.860241</text:p>
          </table:table-cell>
          <table:table-cell office:value-type="float" office:value="40.55">
            <text:p>40.55</text:p>
          </table:table-cell>
          <table:table-cell table:style-name="ce7" table:formula="of:=[.C24]*[.B24]" office:value-type="float" office:value="967.53277255">
            <text:p>967.53</text:p>
          </table:table-cell>
          <table:table-cell office:value-type="float" office:value="500">
            <text:p>500</text:p>
          </table:table-cell>
          <table:table-cell table:style-name="ce12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2" office:value-type="float" office:value="0.9688">
            <text:p>0.9688</text:p>
          </table:table-cell>
          <table:table-cell table:number-columns-repeated="3"/>
          <table:table-cell table:style-name="ce1" table:formula="of:=[.B24]*([.C24]-[.E$37])^2" office:value-type="float" office:value="0.988668273661227">
            <text:p>0.9886682737</text:p>
          </table:table-cell>
          <table:table-cell table:style-name="ce1" table:formula="of:=([.C24]-[.E$42])*[.B24]" office:value-type="float" office:value="440.22144645">
            <text:p>440.22144645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0.992569">
            <text:p>10.992569</text:p>
          </table:table-cell>
          <table:table-cell office:value-type="float" office:value="40.37">
            <text:p>40.37</text:p>
          </table:table-cell>
          <table:table-cell table:style-name="ce7" table:formula="of:=[.C25]*[.B25]" office:value-type="float" office:value="443.77001053">
            <text:p>443.77</text:p>
          </table:table-cell>
          <table:table-cell office:value-type="float" office:value="500">
            <text:p>500</text:p>
          </table:table-cell>
          <table:table-cell table:style-name="ce12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2" office:value-type="float" office:value="0.875">
            <text:p>0.875</text:p>
          </table:table-cell>
          <table:table-cell table:number-columns-repeated="3"/>
          <table:table-cell table:style-name="ce1" table:formula="of:=[.B25]*([.C25]-[.E$37])^2" office:value-type="float" office:value="0.00610057874294296">
            <text:p>0.0061005787</text:p>
          </table:table-cell>
          <table:table-cell table:style-name="ce1" table:formula="of:=([.C25]-[.E$42])*[.B25]" office:value-type="float" office:value="200.83423563">
            <text:p>200.83423563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0.572375">
            <text:p>20.572375</text:p>
          </table:table-cell>
          <table:table-cell office:value-type="float" office:value="40.42">
            <text:p>40.42</text:p>
          </table:table-cell>
          <table:table-cell table:style-name="ce7" table:formula="of:=[.C26]*[.B26]" office:value-type="float" office:value="831.5353975">
            <text:p>831.54</text:p>
          </table:table-cell>
          <table:table-cell office:value-type="float" office:value="500">
            <text:p>500</text:p>
          </table:table-cell>
          <table:table-cell table:style-name="ce12" office:value-type="float" office:value="3">
            <text:p>3</text:p>
          </table:table-cell>
          <table:table-cell office:value-type="float" office:value="61">
            <text:p>61</text:p>
          </table:table-cell>
          <table:table-cell table:style-name="ce12" office:value-type="float" office:value="0.9531">
            <text:p>0.9531</text:p>
          </table:table-cell>
          <table:table-cell table:number-columns-repeated="3"/>
          <table:table-cell table:style-name="ce1" table:formula="of:=[.B26]*([.C26]-[.E$37])^2" office:value-type="float" office:value="0.111312171845558">
            <text:p>0.1113121718</text:p>
          </table:table-cell>
          <table:table-cell table:style-name="ce1" table:formula="of:=([.C26]-[.E$42])*[.B26]" office:value-type="float" office:value="376.88591">
            <text:p>376.88591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5.022479">
            <text:p>5.022479</text:p>
          </table:table-cell>
          <table:table-cell office:value-type="float" office:value="40.28">
            <text:p>40.28</text:p>
          </table:table-cell>
          <table:table-cell table:style-name="ce7" table:formula="of:=[.C27]*[.B27]" office:value-type="float" office:value="202.30545412">
            <text:p>202.31</text:p>
          </table:table-cell>
          <table:table-cell office:value-type="float" office:value="193">
            <text:p>193</text:p>
          </table:table-cell>
          <table:table-cell table:style-name="ce1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" table:formula="of:=[.B27]*([.C27]-[.E$37])^2" office:value-type="float" office:value="0.022172021723609">
            <text:p>0.0221720217</text:p>
          </table:table-cell>
          <table:table-cell table:style-name="ce1" table:formula="of:=([.C27]-[.E$42])*[.B27]" office:value-type="float" office:value="91.30866822">
            <text:p>91.30866822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9.613043">
            <text:p>9.613043</text:p>
          </table:table-cell>
          <table:table-cell office:value-type="float" office:value="40.4">
            <text:p>40.4</text:p>
          </table:table-cell>
          <table:table-cell table:style-name="ce7" table:formula="of:=[.C28]*[.B28]" office:value-type="float" office:value="388.3669372">
            <text:p>388.37</text:p>
          </table:table-cell>
          <table:table-cell office:value-type="float" office:value="500">
            <text:p>500</text:p>
          </table:table-cell>
          <table:table-cell table:style-name="ce12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2" office:value-type="float" office:value="0.9688">
            <text:p>0.9688</text:p>
          </table:table-cell>
          <table:table-cell table:number-columns-repeated="3"/>
          <table:table-cell table:style-name="ce1" table:formula="of:=[.B28]*([.C28]-[.E$37])^2" office:value-type="float" office:value="0.0275744836233276">
            <text:p>0.0275744836</text:p>
          </table:table-cell>
          <table:table-cell table:style-name="ce1" table:formula="of:=([.C28]-[.E$42])*[.B28]" office:value-type="float" office:value="175.9186869">
            <text:p>175.9186869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8.808586">
            <text:p>8.808586</text:p>
          </table:table-cell>
          <table:table-cell office:value-type="float" office:value="40.46">
            <text:p>40.46</text:p>
          </table:table-cell>
          <table:table-cell table:style-name="ce7" table:formula="of:=[.C29]*[.B29]" office:value-type="float" office:value="356.39538956">
            <text:p>356.40</text:p>
          </table:table-cell>
          <table:table-cell office:value-type="float" office:value="500">
            <text:p>500</text:p>
          </table:table-cell>
          <table:table-cell table:style-name="ce12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2" office:value-type="float" office:value="0.875">
            <text:p>0.875</text:p>
          </table:table-cell>
          <table:table-cell table:number-columns-repeated="3"/>
          <table:table-cell table:style-name="ce1" table:formula="of:=[.B29]*([.C29]-[.E$37])^2" office:value-type="float" office:value="0.113590139278298">
            <text:p>0.1135901393</text:p>
          </table:table-cell>
          <table:table-cell table:style-name="ce1" table:formula="of:=([.C29]-[.E$42])*[.B29]" office:value-type="float" office:value="161.72563896">
            <text:p>161.72563896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14.270138">
            <text:p>14.270138</text:p>
          </table:table-cell>
          <table:table-cell office:value-type="float" office:value="40.52">
            <text:p>40.52</text:p>
          </table:table-cell>
          <table:table-cell table:style-name="ce7" table:formula="of:=[.C30]*[.B30]" office:value-type="float" office:value="578.22599176">
            <text:p>578.23</text:p>
          </table:table-cell>
          <table:table-cell office:value-type="float" office:value="500">
            <text:p>500</text:p>
          </table:table-cell>
          <table:table-cell table:style-name="ce12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2" office:value-type="float" office:value="0.9375">
            <text:p>0.9375</text:p>
          </table:table-cell>
          <table:table-cell table:number-columns-repeated="3"/>
          <table:table-cell table:style-name="ce1" table:formula="of:=[.B30]*([.C30]-[.E$37])^2" office:value-type="float" office:value="0.429849838935024">
            <text:p>0.4298498389</text:p>
          </table:table-cell>
          <table:table-cell table:style-name="ce1" table:formula="of:=([.C30]-[.E$42])*[.B30]" office:value-type="float" office:value="262.85594196">
            <text:p>262.85594196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13.033399">
            <text:p>13.033399</text:p>
          </table:table-cell>
          <table:table-cell office:value-type="float" office:value="40.33">
            <text:p>40.33</text:p>
          </table:table-cell>
          <table:table-cell table:style-name="ce7" table:formula="of:=[.C31]*[.B31]" office:value-type="float" office:value="525.63698167">
            <text:p>525.64</text:p>
          </table:table-cell>
          <table:table-cell office:value-type="float" office:value="500">
            <text:p>500</text:p>
          </table:table-cell>
          <table:table-cell table:style-name="ce12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12" office:value-type="float" office:value="0.8906">
            <text:p>0.8906</text:p>
          </table:table-cell>
          <table:table-cell table:number-columns-repeated="3"/>
          <table:table-cell table:style-name="ce1" table:formula="of:=[.B31]*([.C31]-[.E$37])^2" office:value-type="float" office:value="0.00352349889600388">
            <text:p>0.0035234989</text:p>
          </table:table-cell>
          <table:table-cell table:style-name="ce1" table:formula="of:=([.C31]-[.E$42])*[.B31]" office:value-type="float" office:value="237.59886377">
            <text:p>237.59886377</text:p>
          </table:table-cell>
          <table:table-cell table:number-columns-repeated="1011"/>
        </table:table-row>
        <table:table-row table:style-name="ro2">
          <table:table-cell table:style-name="ce13"/>
          <table:table-cell table:style-name="ce14" table:number-columns-repeated="3"/>
          <table:table-cell table:style-name="ce13" table:number-columns-repeated="5"/>
          <table:table-cell table:style-name="ce15" table:number-columns-repeated="1015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317.98173">
            <text:p>317.98</text:p>
          </table:table-cell>
          <table:table-cell table:style-name="ce7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 table:number-columns-repeated="1018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60.2666666666667">
            <text:p>60.27</text:p>
          </table:table-cell>
          <table:table-cell table:style-name="ce2" table:formula="of:=AVERAGE([.B2:.B31])" office:value-type="float" office:value="10.599391">
            <text:p>10.60</text:p>
          </table:table-cell>
          <table:table-cell table:style-name="ce2" table:formula="of:=SUM([.D2:.D31])/SUM([.B2:.B31])" office:value-type="float" office:value="40.3464421355592">
            <text:p>40.35</text:p>
          </table:table-cell>
          <table:table-cell table:style-name="ce2" table:formula="of:=AVERAGE([.D2:.D31])" office:value-type="float" office:value="427.647715653667">
            <text:p>427.65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formula="of:=AVERAGE([.M2:.M31])" office:value-type="float" office:value="193.401174553667">
            <text:p>193.40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522671201794384">
            <text:p>0.52</text:p>
          </table:table-cell>
          <table:table-cell table:style-name="ce2" table:formula="of:=STDEVP([.B2:.B31])/SQRT(COUNT([.B2:.B31]))" office:value-type="float" office:value="0.967290506281971">
            <text:p>0.97</text:p>
          </table:table-cell>
          <table:table-cell table:style-name="ce2" table:formula="of:=SQRT(SUM([.H2:.H31])/SUM([.B2:.B31]))/SQRT(COUNT([.D2:.D31]))" office:value-type="float" office:value="0.0544186188075848">
            <text:p>0.05</text:p>
          </table:table-cell>
          <table:table-cell table:style-name="ce2" table:formula="of:=STDEVP([.D2:.D31])/SQRT(COUNT([.D2:.D31]))" office:value-type="float" office:value="39.2216263101926">
            <text:p>39.22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formula="of:=STDEVP([.M2:.M31])/SQRT(COUNT([.M2:.M31]))" office:value-type="float" office:value="17.8454217669623">
            <text:p>17.85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8" office:value-type="string">
            <text:p>P (Kw/h)</text:p>
          </table:table-cell>
          <table:table-cell table:style-name="ce8" office:value-type="string">
            <text:p>E(J)=P(w)*t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40.35">
            <text:p>40.35</text:p>
          </table:table-cell>
          <table:table-cell table:formula="of:=[.F42]-[.E42]" office:value-type="float" office:value="18.25">
            <text:p>18.25</text:p>
          </table:table-cell>
          <table:table-cell table:style-name="ce9" table:formula="of:=(([.$G$42]/1000)*([.$B$33]/3600))" office:value-type="float" office:value="0.00161199071458333">
            <text:p>0.00161199</text:p>
          </table:table-cell>
          <table:table-cell table:style-name="ce10" table:formula="of:=[.$G$42]*[.$B$33]" office:value-type="float" office:value="5803.1665725">
            <text:p>5803.17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0G_500I" table:style-name="ta1"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 (W)</text:p>
          </table:table-cell>
          <table:table-cell table:style-name="ce3" office:value-type="string">
            <text:p>Energy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1" office:value-type="string">
            <text:p>aux</text:p>
          </table:table-cell>
          <table:table-cell/>
          <table:table-cell table:style-name="ce3" table:number-columns-repeated="979"/>
          <table:table-cell table:number-columns-repeated="3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.207297">
            <text:p>12.207297</text:p>
          </table:table-cell>
          <table:table-cell office:value-type="float" office:value="39.93">
            <text:p>39.93</text:p>
          </table:table-cell>
          <table:table-cell table:formula="of:=[.C2]*[.B2]" office:value-type="float" office:value="487.43736921">
            <text:p>487.44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]*([.C2]-[.E$37])^2" office:value-type="float" office:value="6.12114451122399">
            <text:p>6.1211445112</text:p>
          </table:table-cell>
          <table:table-cell table:formula="of:=([.C2]-[.E$42])*[.B2]" office:value-type="float" office:value="218.87683521">
            <text:p>218.87683521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4.690969">
            <text:p>24.690969</text:p>
          </table:table-cell>
          <table:table-cell office:value-type="float" office:value="40.34">
            <text:p>40.34</text:p>
          </table:table-cell>
          <table:table-cell table:formula="of:=[.C3]*[.B3]" office:value-type="float" office:value="996.03368946">
            <text:p>996.0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]*([.C3]-[.E$37])^2" office:value-type="float" office:value="2.19441586765838">
            <text:p>2.1944158677</text:p>
          </table:table-cell>
          <table:table-cell table:formula="of:=([.C3]-[.E$42])*[.B3]" office:value-type="float" office:value="452.83237146">
            <text:p>452.83237146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13.204437">
            <text:p>13.204437</text:p>
          </table:table-cell>
          <table:table-cell office:value-type="float" office:value="40.49">
            <text:p>40.49</text:p>
          </table:table-cell>
          <table:table-cell table:formula="of:=[.C4]*[.B4]" office:value-type="float" office:value="534.64765413">
            <text:p>534.6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0.289697287477784">
            <text:p>0.2896972875</text:p>
          </table:table-cell>
          <table:table-cell table:formula="of:=([.C4]-[.E$42])*[.B4]" office:value-type="float" office:value="244.15004013">
            <text:p>244.15004013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5.462076">
            <text:p>15.462076</text:p>
          </table:table-cell>
          <table:table-cell office:value-type="float" office:value="40.19">
            <text:p>40.19</text:p>
          </table:table-cell>
          <table:table-cell table:formula="of:=[.C5]*[.B5]" office:value-type="float" office:value="621.42083444">
            <text:p>621.42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3.10495643188994">
            <text:p>3.1049564319</text:p>
          </table:table-cell>
          <table:table-cell table:formula="of:=([.C5]-[.E$42])*[.B5]" office:value-type="float" office:value="281.25516244">
            <text:p>281.25516244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.376117">
            <text:p>1.376117</text:p>
          </table:table-cell>
          <table:table-cell office:value-type="float" office:value="39.3">
            <text:p>39.3</text:p>
          </table:table-cell>
          <table:table-cell table:formula="of:=[.C6]*[.B6]" office:value-type="float" office:value="54.0813981">
            <text:p>54.0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6]*([.C6]-[.E$37])^2" office:value-type="float" office:value="2.46402532062115">
            <text:p>2.4640253206</text:p>
          </table:table-cell>
          <table:table-cell table:formula="of:=([.C6]-[.E$42])*[.B6]" office:value-type="float" office:value="23.8068241">
            <text:p>23.8068241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13.754744">
            <text:p>13.754744</text:p>
          </table:table-cell>
          <table:table-cell office:value-type="float" office:value="40.43">
            <text:p>40.43</text:p>
          </table:table-cell>
          <table:table-cell table:formula="of:=[.C7]*[.B7]" office:value-type="float" office:value="556.10429992">
            <text:p>556.1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7]*([.C7]-[.E$37])^2" office:value-type="float" office:value="0.595769280370654">
            <text:p>0.5957692804</text:p>
          </table:table-cell>
          <table:table-cell table:formula="of:=([.C7]-[.E$42])*[.B7]" office:value-type="float" office:value="253.49993192">
            <text:p>253.49993192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.535377">
            <text:p>5.535377</text:p>
          </table:table-cell>
          <table:table-cell office:value-type="float" office:value="40.46">
            <text:p>40.46</text:p>
          </table:table-cell>
          <table:table-cell table:formula="of:=[.C8]*[.B8]" office:value-type="float" office:value="223.96135342">
            <text:p>223.96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8]*([.C8]-[.E$37])^2" office:value-type="float" office:value="0.175618471862619">
            <text:p>0.1756184719</text:p>
          </table:table-cell>
          <table:table-cell table:formula="of:=([.C8]-[.E$42])*[.B8]" office:value-type="float" office:value="102.18305942">
            <text:p>102.18305942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2.316642">
            <text:p>2.316642</text:p>
          </table:table-cell>
          <table:table-cell office:value-type="float" office:value="40.7">
            <text:p>40.7</text:p>
          </table:table-cell>
          <table:table-cell table:formula="of:=[.C9]*[.B9]" office:value-type="float" office:value="94.2873294">
            <text:p>94.2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9]*([.C9]-[.E$37])^2" office:value-type="float" office:value="0.00887087373911293">
            <text:p>0.0088708737</text:p>
          </table:table-cell>
          <table:table-cell table:formula="of:=([.C9]-[.E$42])*[.B9]" office:value-type="float" office:value="43.3212054">
            <text:p>43.3212054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.578169">
            <text:p>4.578169</text:p>
          </table:table-cell>
          <table:table-cell office:value-type="float" office:value="40.63">
            <text:p>40.63</text:p>
          </table:table-cell>
          <table:table-cell table:formula="of:=[.C10]*[.B10]" office:value-type="float" office:value="186.01100647">
            <text:p>186.0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0]*([.C10]-[.E$37])^2" office:value-type="float" office:value="0.000301822479693773">
            <text:p>0.0003018225</text:p>
          </table:table-cell>
          <table:table-cell table:formula="of:=([.C10]-[.E$42])*[.B10]" office:value-type="float" office:value="85.29128847">
            <text:p>85.29128847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7.638892">
            <text:p>7.638892</text:p>
          </table:table-cell>
          <table:table-cell office:value-type="float" office:value="40.57">
            <text:p>40.57</text:p>
          </table:table-cell>
          <table:table-cell table:formula="of:=[.C11]*[.B11]" office:value-type="float" office:value="309.90984844">
            <text:p>309.9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1]*([.C11]-[.E$37])^2" office:value-type="float" office:value="0.0354465045451559">
            <text:p>0.0354465045</text:p>
          </table:table-cell>
          <table:table-cell table:formula="of:=([.C11]-[.E$42])*[.B11]" office:value-type="float" office:value="141.85422444">
            <text:p>141.85422444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20.12652">
            <text:p>20.12652</text:p>
          </table:table-cell>
          <table:table-cell office:value-type="float" office:value="40.59">
            <text:p>40.59</text:p>
          </table:table-cell>
          <table:table-cell table:formula="of:=[.C12]*[.B12]" office:value-type="float" office:value="816.9354468">
            <text:p>816.9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12]*([.C12]-[.E$37])^2" office:value-type="float" office:value="0.0466027024799122">
            <text:p>0.0466027025</text:p>
          </table:table-cell>
          <table:table-cell table:formula="of:=([.C12]-[.E$42])*[.B12]" office:value-type="float" office:value="374.1520068">
            <text:p>374.1520068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2.815465">
            <text:p>2.815465</text:p>
          </table:table-cell>
          <table:table-cell office:value-type="float" office:value="40.68">
            <text:p>40.68</text:p>
          </table:table-cell>
          <table:table-cell table:formula="of:=[.C13]*[.B13]" office:value-type="float" office:value="114.5331162">
            <text:p>114.53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3]*([.C13]-[.E$37])^2" office:value-type="float" office:value="0.00493825620405238">
            <text:p>0.0049382562</text:p>
          </table:table-cell>
          <table:table-cell table:formula="of:=([.C13]-[.E$42])*[.B13]" office:value-type="float" office:value="52.5928862">
            <text:p>52.5928862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.554001">
            <text:p>3.554001</text:p>
          </table:table-cell>
          <table:table-cell office:value-type="float" office:value="40.1">
            <text:p>40.1</text:p>
          </table:table-cell>
          <table:table-cell table:formula="of:=[.C14]*[.B14]" office:value-type="float" office:value="142.5154401">
            <text:p>142.52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4]*([.C14]-[.E$37])^2" office:value-type="float" office:value="1.02914133930937">
            <text:p>1.0291413393</text:p>
          </table:table-cell>
          <table:table-cell table:formula="of:=([.C14]-[.E$42])*[.B14]" office:value-type="float" office:value="64.3274181">
            <text:p>64.3274181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17.150215">
            <text:p>17.150215</text:p>
          </table:table-cell>
          <table:table-cell office:value-type="float" office:value="40.37">
            <text:p>40.37</text:p>
          </table:table-cell>
          <table:table-cell table:formula="of:=[.C15]*[.B15]" office:value-type="float" office:value="692.35417955">
            <text:p>692.35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5]*([.C15]-[.E$37])^2" office:value-type="float" office:value="1.23289589496288">
            <text:p>1.232895895</text:p>
          </table:table-cell>
          <table:table-cell table:formula="of:=([.C15]-[.E$42])*[.B15]" office:value-type="float" office:value="315.04944955">
            <text:p>315.04944955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6.365155">
            <text:p>6.365155</text:p>
          </table:table-cell>
          <table:table-cell office:value-type="float" office:value="40.56">
            <text:p>40.56</text:p>
          </table:table-cell>
          <table:table-cell table:formula="of:=[.C16]*[.B16]" office:value-type="float" office:value="258.1706868">
            <text:p>258.17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0.038844364200243">
            <text:p>0.0388443642</text:p>
          </table:table-cell>
          <table:table-cell table:formula="of:=([.C16]-[.E$42])*[.B16]" office:value-type="float" office:value="118.1372768">
            <text:p>118.1372768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7.122274">
            <text:p>7.122274</text:p>
          </table:table-cell>
          <table:table-cell office:value-type="float" office:value="39.87">
            <text:p>39.87</text:p>
          </table:table-cell>
          <table:table-cell table:formula="of:=[.C17]*[.B17]" office:value-type="float" office:value="283.96506438">
            <text:p>283.97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7]*([.C17]-[.E$37])^2" office:value-type="float" office:value="4.20219567085736">
            <text:p>4.2021956709</text:p>
          </table:table-cell>
          <table:table-cell table:formula="of:=([.C17]-[.E$42])*[.B17]" office:value-type="float" office:value="127.27503638">
            <text:p>127.27503638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1.551001">
            <text:p>1.551001</text:p>
          </table:table-cell>
          <table:table-cell office:value-type="float" office:value="40.27">
            <text:p>40.27</text:p>
          </table:table-cell>
          <table:table-cell table:formula="of:=[.C18]*[.B18]" office:value-type="float" office:value="62.45881027">
            <text:p>62.4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8]*([.C18]-[.E$37])^2" office:value-type="float" office:value="0.21017920791759">
            <text:p>0.2101792079</text:p>
          </table:table-cell>
          <table:table-cell table:formula="of:=([.C18]-[.E$42])*[.B18]" office:value-type="float" office:value="28.33678827">
            <text:p>28.33678827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21.005434">
            <text:p>21.005434</text:p>
          </table:table-cell>
          <table:table-cell office:value-type="float" office:value="40.66">
            <text:p>40.66</text:p>
          </table:table-cell>
          <table:table-cell table:formula="of:=[.C19]*[.B19]" office:value-type="float" office:value="854.08094644">
            <text:p>854.0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9]*([.C19]-[.E$37])^2" office:value-type="float" office:value="0.0100564732195698">
            <text:p>0.0100564732</text:p>
          </table:table-cell>
          <table:table-cell table:formula="of:=([.C19]-[.E$42])*[.B19]" office:value-type="float" office:value="391.96139844">
            <text:p>391.96139844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17.880874">
            <text:p>17.880874</text:p>
          </table:table-cell>
          <table:table-cell office:value-type="float" office:value="40.57">
            <text:p>40.57</text:p>
          </table:table-cell>
          <table:table-cell table:formula="of:=[.C20]*[.B20]" office:value-type="float" office:value="725.42705818">
            <text:p>725.4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0]*([.C20]-[.E$37])^2" office:value-type="float" office:value="0.0829720437875493">
            <text:p>0.0829720438</text:p>
          </table:table-cell>
          <table:table-cell table:formula="of:=([.C20]-[.E$42])*[.B20]" office:value-type="float" office:value="332.04783018">
            <text:p>332.04783018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38.220906">
            <text:p>38.220906</text:p>
          </table:table-cell>
          <table:table-cell office:value-type="float" office:value="40.71">
            <text:p>40.71</text:p>
          </table:table-cell>
          <table:table-cell table:formula="of:=[.C21]*[.B21]" office:value-type="float" office:value="1555.97308326">
            <text:p>1555.9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1]*([.C21]-[.E$37])^2" office:value-type="float" office:value="0.197479956023425">
            <text:p>0.197479956</text:p>
          </table:table-cell>
          <table:table-cell table:formula="of:=([.C21]-[.E$42])*[.B21]" office:value-type="float" office:value="715.11315126">
            <text:p>715.11315126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15.126583">
            <text:p>15.126583</text:p>
          </table:table-cell>
          <table:table-cell office:value-type="float" office:value="40.66">
            <text:p>40.66</text:p>
          </table:table-cell>
          <table:table-cell table:formula="of:=[.C22]*[.B22]" office:value-type="float" office:value="615.04686478">
            <text:p>615.0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2]*([.C22]-[.E$37])^2" office:value-type="float" office:value="0.00724193924501152">
            <text:p>0.0072419392</text:p>
          </table:table-cell>
          <table:table-cell table:formula="of:=([.C22]-[.E$42])*[.B22]" office:value-type="float" office:value="282.26203878">
            <text:p>282.26203878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11.143861">
            <text:p>11.143861</text:p>
          </table:table-cell>
          <table:table-cell office:value-type="float" office:value="40.96">
            <text:p>40.96</text:p>
          </table:table-cell>
          <table:table-cell table:formula="of:=[.C23]*[.B23]" office:value-type="float" office:value="456.45254656">
            <text:p>456.4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3]*([.C23]-[.E$37])^2" office:value-type="float" office:value="1.15458255398794">
            <text:p>1.154582554</text:p>
          </table:table-cell>
          <table:table-cell table:formula="of:=([.C23]-[.E$42])*[.B23]" office:value-type="float" office:value="211.28760456">
            <text:p>211.28760456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28.009418">
            <text:p>28.009418</text:p>
          </table:table-cell>
          <table:table-cell office:value-type="float" office:value="40.87">
            <text:p>40.87</text:p>
          </table:table-cell>
          <table:table-cell table:formula="of:=[.C24]*[.B24]" office:value-type="float" office:value="1144.74491366">
            <text:p>1144.7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1.50602610367996">
            <text:p>1.5060261037</text:p>
          </table:table-cell>
          <table:table-cell table:formula="of:=([.C24]-[.E$42])*[.B24]" office:value-type="float" office:value="528.53771766">
            <text:p>528.53771766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25.776311">
            <text:p>25.776311</text:p>
          </table:table-cell>
          <table:table-cell office:value-type="float" office:value="40.94">
            <text:p>40.94</text:p>
          </table:table-cell>
          <table:table-cell table:formula="of:=[.C25]*[.B25]" office:value-type="float" office:value="1055.28217234">
            <text:p>1055.28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5]*([.C25]-[.E$37])^2" office:value-type="float" office:value="2.3490423808085">
            <text:p>2.3490423808</text:p>
          </table:table-cell>
          <table:table-cell table:formula="of:=([.C25]-[.E$42])*[.B25]" office:value-type="float" office:value="488.20333034">
            <text:p>488.20333034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19.638776">
            <text:p>19.638776</text:p>
          </table:table-cell>
          <table:table-cell office:value-type="float" office:value="40.88">
            <text:p>40.88</text:p>
          </table:table-cell>
          <table:table-cell table:formula="of:=[.C26]*[.B26]" office:value-type="float" office:value="802.83316288">
            <text:p>802.8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6]*([.C26]-[.E$37])^2" office:value-type="float" office:value="1.14898958488129">
            <text:p>1.1489895849</text:p>
          </table:table-cell>
          <table:table-cell table:formula="of:=([.C26]-[.E$42])*[.B26]" office:value-type="float" office:value="370.78009088">
            <text:p>370.78009088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5.012685">
            <text:p>5.012685</text:p>
          </table:table-cell>
          <table:table-cell office:value-type="float" office:value="41.1">
            <text:p>41.1</text:p>
          </table:table-cell>
          <table:table-cell table:formula="of:=[.C27]*[.B27]" office:value-type="float" office:value="206.0213535">
            <text:p>206.0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7]*([.C27]-[.E$37])^2" office:value-type="float" office:value="1.06937406655048">
            <text:p>1.0693740666</text:p>
          </table:table-cell>
          <table:table-cell table:formula="of:=([.C27]-[.E$42])*[.B27]" office:value-type="float" office:value="95.7422835">
            <text:p>95.7422835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25.595662">
            <text:p>25.595662</text:p>
          </table:table-cell>
          <table:table-cell office:value-type="float" office:value="40.99">
            <text:p>40.99</text:p>
          </table:table-cell>
          <table:table-cell table:formula="of:=[.C28]*[.B28]" office:value-type="float" office:value="1049.16618538">
            <text:p>1049.1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8]*([.C28]-[.E$37])^2" office:value-type="float" office:value="3.16925175769104">
            <text:p>3.1692517577</text:p>
          </table:table-cell>
          <table:table-cell table:formula="of:=([.C28]-[.E$42])*[.B28]" office:value-type="float" office:value="486.06162138">
            <text:p>486.06162138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24.427768">
            <text:p>24.427768</text:p>
          </table:table-cell>
          <table:table-cell office:value-type="float" office:value="40.83">
            <text:p>40.83</text:p>
          </table:table-cell>
          <table:table-cell table:formula="of:=[.C29]*[.B29]" office:value-type="float" office:value="997.38576744">
            <text:p>997.3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29]*([.C29]-[.E$37])^2" office:value-type="float" office:value="0.89938454266799">
            <text:p>0.8993845427</text:p>
          </table:table-cell>
          <table:table-cell table:formula="of:=([.C29]-[.E$42])*[.B29]" office:value-type="float" office:value="459.97487144">
            <text:p>459.97487144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16.763973">
            <text:p>16.763973</text:p>
          </table:table-cell>
          <table:table-cell office:value-type="float" office:value="40.8">
            <text:p>40.8</text:p>
          </table:table-cell>
          <table:table-cell table:formula="of:=[.C30]*[.B30]" office:value-type="float" office:value="683.9700984">
            <text:p>683.97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30]*([.C30]-[.E$37])^2" office:value-type="float" office:value="0.439304818912041">
            <text:p>0.4393048189</text:p>
          </table:table-cell>
          <table:table-cell table:formula="of:=([.C30]-[.E$42])*[.B30]" office:value-type="float" office:value="315.1626924">
            <text:p>315.1626924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8.72628">
            <text:p>8.72628</text:p>
          </table:table-cell>
          <table:table-cell office:value-type="float" office:value="40.78">
            <text:p>40.78</text:p>
          </table:table-cell>
          <table:table-cell table:formula="of:=[.C31]*[.B31]" office:value-type="float" office:value="355.8576984">
            <text:p>355.86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1]*([.C31]-[.E$37])^2" office:value-type="float" office:value="0.175660654492657">
            <text:p>0.1756606545</text:p>
          </table:table-cell>
          <table:table-cell table:formula="of:=([.C31]-[.E$42])*[.B31]" office:value-type="float" office:value="163.8795384">
            <text:p>163.8795384</text:p>
          </table:table-cell>
          <table:table-cell table:number-columns-repeated="1011"/>
        </table:table-row>
        <table:table-row table:style-name="ro2">
          <table:table-cell table:style-name="ce13"/>
          <table:table-cell table:style-name="ce14" table:number-columns-repeated="3"/>
          <table:table-cell table:style-name="ce13" table:number-columns-repeated="5"/>
          <table:table-cell table:style-name="ce15" table:number-columns-repeated="1013"/>
          <table:table-cell table:number-columns-repeated="2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416.777882">
            <text:p>416.78</text:p>
          </table:table-cell>
          <table:table-cell table:style-name="ce7"/>
          <table:table-cell/>
          <table:table-cell table:style-name="ce7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 table:number-columns-repeated="5"/>
          <table:table-cell table:number-columns-repeated="2"/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61.1666666666667">
            <text:p>61.17</text:p>
          </table:table-cell>
          <table:table-cell table:style-name="ce2" table:formula="of:=AVERAGE([.B2:.B31])" office:value-type="float" office:value="13.8925960666667">
            <text:p>13.89</text:p>
          </table:table-cell>
          <table:table-cell table:style-name="ce2" table:formula="of:=SUM([.D2:.D31])/SUM([.B2:.B31])" office:value-type="float" office:value="40.6381195111261">
            <text:p>40.64</text:p>
          </table:table-cell>
          <table:table-cell table:style-name="ce2" table:formula="of:=AVERAGE([.D2:.D31])" office:value-type="float" office:value="564.568979277">
            <text:p>564.57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AVERAGE([.M2:.M31])" office:value-type="float" office:value="258.931865810333">
            <text:p>258.93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49684187811803">
            <text:p>0.50</text:p>
          </table:table-cell>
          <table:table-cell table:style-name="ce2" table:formula="of:=STDEVP([.B2:.B31])/SQRT(COUNT([.B2:.B31]))" office:value-type="float" office:value="1.68172000580724">
            <text:p>1.68</text:p>
          </table:table-cell>
          <table:table-cell table:style-name="ce2" table:formula="of:=SQRT(SUM([.H2:.H31])/SUM([.B2:.B31]))/SQRT(COUNT([.D2:.D31]))" office:value-type="float" office:value="0.0478866570619073">
            <text:p>0.05</text:p>
          </table:table-cell>
          <table:table-cell table:style-name="ce2" table:formula="of:=STDEVP([.D2:.D31])/SQRT(COUNT([.D2:.D31]))" office:value-type="float" office:value="68.6147001785932">
            <text:p>68.61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STDEVP([.M2:.M31])/SQRT(COUNT([.M2:.M31]))" office:value-type="float" office:value="31.6211190141659">
            <text:p>31.62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8" office:value-type="string">
            <text:p>P (Kw/h)</text:p>
          </table:table-cell>
          <table:table-cell table:style-name="ce8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">
            <text:p>22</text:p>
          </table:table-cell>
          <table:table-cell office:value-type="float" office:value="40.58">
            <text:p>40.58</text:p>
          </table:table-cell>
          <table:table-cell table:formula="of:=[.F42]-[.E42]" office:value-type="float" office:value="18.58">
            <text:p>18.58</text:p>
          </table:table-cell>
          <table:table-cell table:style-name="ce9" table:formula="of:=(([.$G$42]/1000)*([.$B$33]/3600))" office:value-type="float" office:value="0.00215103695765556">
            <text:p>0.00215104</text:p>
          </table:table-cell>
          <table:table-cell table:style-name="ce10" table:formula="of:=[.$G$42]*[.$B$33]" office:value-type="float" office:value="7743.73304756">
            <text:p>7743.7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1000I" table:style-name="ta1"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1011" table:default-cell-style-name="Default"/>
        <table:table-row table:style-name="ro3">
          <table:table-cell table:style-name="ce3"/>
          <table:table-cell table:style-name="ce3" office:value-type="string">
            <text:p>Time(s)</text:p>
          </table:table-cell>
          <table:table-cell table:style-name="ce3" office:value-type="string">
            <text:p>Power (W)</text:p>
          </table:table-cell>
          <table:table-cell table:style-name="ce3" office:value-type="string">
            <text:p>Energy(Joules)</text:p>
          </table:table-cell>
          <table:table-cell table:style-name="ce3" office:value-type="string">
            <text:p>Generation</text:p>
          </table:table-cell>
          <table:table-cell table:style-name="ce3" office:value-type="string">
            <text:p>s_fitness</text:p>
          </table:table-cell>
          <table:table-cell table:style-name="ce3" office:value-type="string">
            <text:p>r_fitness</text:p>
          </table:table-cell>
          <table:table-cell table:style-name="ce3" office:value-type="string">
            <text:p>a_fitness</text:p>
          </table:table-cell>
          <table:table-cell table:style-name="ce3" table:number-columns-repeated="3"/>
          <table:table-cell table:style-name="ce11" office:value-type="string">
            <text:p>aux</text:p>
          </table:table-cell>
          <table:table-cell/>
          <table:table-cell table:style-name="ce3" table:number-columns-repeated="971"/>
          <table:table-cell table:number-columns-repeated="4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.599069">
            <text:p>44.599069</text:p>
          </table:table-cell>
          <table:table-cell office:value-type="float" office:value="40.28">
            <text:p>40.28</text:p>
          </table:table-cell>
          <table:table-cell table:formula="of:=[.C2]*[.B2]" office:value-type="float" office:value="1796.45049932">
            <text:p>1796.4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]*([.C2]-[.E$37])^2" office:value-type="float" office:value="7.23821301425791">
            <text:p>7.2382130143</text:p>
          </table:table-cell>
          <table:table-cell table:formula="of:=([.C2]-[.E$42])*[.B2]" office:value-type="float" office:value="824.19079512">
            <text:p>824.19079512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7.755429">
            <text:p>27.755429</text:p>
          </table:table-cell>
          <table:table-cell office:value-type="float" office:value="40.53">
            <text:p>40.53</text:p>
          </table:table-cell>
          <table:table-cell table:formula="of:=[.C3]*[.B3]" office:value-type="float" office:value="1124.92753737">
            <text:p>1124.93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]*([.C3]-[.E$37])^2" office:value-type="float" office:value="11.8300445796233">
            <text:p>11.8300445796</text:p>
          </table:table-cell>
          <table:table-cell table:formula="of:=([.C3]-[.E$42])*[.B3]" office:value-type="float" office:value="519.85918517">
            <text:p>519.85918517</text:p>
          </table:table-cell>
          <table:table-cell table:number-columns-repeated="101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1.416405">
            <text:p>1.416405</text:p>
          </table:table-cell>
          <table:table-cell office:value-type="float" office:value="39.5">
            <text:p>39.5</text:p>
          </table:table-cell>
          <table:table-cell table:formula="of:=[.C4]*[.B4]" office:value-type="float" office:value="55.9479975">
            <text:p>55.9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4]*([.C4]-[.E$37])^2" office:value-type="float" office:value="0.201463122430334">
            <text:p>0.2014631224</text:p>
          </table:table-cell>
          <table:table-cell table:formula="of:=([.C4]-[.E$42])*[.B4]" office:value-type="float" office:value="25.0703685">
            <text:p>25.0703685</text:p>
          </table:table-cell>
          <table:table-cell table:number-columns-repeated="101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4.993033">
            <text:p>44.993033</text:p>
          </table:table-cell>
          <table:table-cell office:value-type="float" office:value="40.8">
            <text:p>40.8</text:p>
          </table:table-cell>
          <table:table-cell table:formula="of:=[.C5]*[.B5]" office:value-type="float" office:value="1835.7157464">
            <text:p>1835.72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5]*([.C5]-[.E$37])^2" office:value-type="float" office:value="38.3191373464414">
            <text:p>38.3191373464</text:p>
          </table:table-cell>
          <table:table-cell table:formula="of:=([.C5]-[.E$42])*[.B5]" office:value-type="float" office:value="854.867627">
            <text:p>854.867627</text:p>
          </table:table-cell>
          <table:table-cell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.298416">
            <text:p>29.298416</text:p>
          </table:table-cell>
          <table:table-cell office:value-type="float" office:value="40.79">
            <text:p>40.79</text:p>
          </table:table-cell>
          <table:table-cell table:formula="of:=[.C6]*[.B6]" office:value-type="float" office:value="1195.08238864">
            <text:p>1195.08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6]*([.C6]-[.E$37])^2" office:value-type="float" office:value="24.4146943267708">
            <text:p>24.4146943268</text:p>
          </table:table-cell>
          <table:table-cell table:formula="of:=([.C6]-[.E$42])*[.B6]" office:value-type="float" office:value="556.37691984">
            <text:p>556.37691984</text:p>
          </table:table-cell>
          <table:table-cell table:number-columns-repeated="101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7.983636">
            <text:p>7.983636</text:p>
          </table:table-cell>
          <table:table-cell office:value-type="float" office:value="40.76">
            <text:p>40.76</text:p>
          </table:table-cell>
          <table:table-cell table:formula="of:=[.C7]*[.B7]" office:value-type="float" office:value="325.41300336">
            <text:p>325.4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7]*([.C7]-[.E$37])^2" office:value-type="float" office:value="6.22276160280908">
            <text:p>6.2227616028</text:p>
          </table:table-cell>
          <table:table-cell table:formula="of:=([.C7]-[.E$42])*[.B7]" office:value-type="float" office:value="151.36973856">
            <text:p>151.36973856</text:p>
          </table:table-cell>
          <table:table-cell table:number-columns-repeated="101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8.127842">
            <text:p>78.127842</text:p>
          </table:table-cell>
          <table:table-cell office:value-type="float" office:value="40.9">
            <text:p>40.9</text:p>
          </table:table-cell>
          <table:table-cell table:formula="of:=[.C8]*[.B8]" office:value-type="float" office:value="3195.4287378">
            <text:p>3195.43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8]*([.C8]-[.E$37])^2" office:value-type="float" office:value="81.740472587233">
            <text:p>81.7404725872</text:p>
          </table:table-cell>
          <table:table-cell table:formula="of:=([.C8]-[.E$42])*[.B8]" office:value-type="float" office:value="1492.2417822">
            <text:p>1492.2417822</text:p>
          </table:table-cell>
          <table:table-cell table:number-columns-repeated="101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22.122412">
            <text:p>22.122412</text:p>
          </table:table-cell>
          <table:table-cell office:value-type="float" office:value="41.3">
            <text:p>41.3</text:p>
          </table:table-cell>
          <table:table-cell table:formula="of:=[.C9]*[.B9]" office:value-type="float" office:value="913.6556156">
            <text:p>913.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9]*([.C9]-[.E$37])^2" office:value-type="float" office:value="44.7874198792056">
            <text:p>44.7874198792</text:p>
          </table:table-cell>
          <table:table-cell table:formula="of:=([.C9]-[.E$42])*[.B9]" office:value-type="float" office:value="431.387034">
            <text:p>431.387034</text:p>
          </table:table-cell>
          <table:table-cell table:number-columns-repeated="1011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7.168536">
            <text:p>7.168536</text:p>
          </table:table-cell>
          <table:table-cell office:value-type="float" office:value="41.01">
            <text:p>41.01</text:p>
          </table:table-cell>
          <table:table-cell table:formula="of:=[.C10]*[.B10]" office:value-type="float" office:value="293.98166136">
            <text:p>293.9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0]*([.C10]-[.E$37])^2" office:value-type="float" office:value="9.19987623881024">
            <text:p>9.1998762388</text:p>
          </table:table-cell>
          <table:table-cell table:formula="of:=([.C10]-[.E$42])*[.B10]" office:value-type="float" office:value="137.70757656">
            <text:p>137.70757656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38.77474">
            <text:p>38.77474</text:p>
          </table:table-cell>
          <table:table-cell office:value-type="float" office:value="41.1">
            <text:p>41.1</text:p>
          </table:table-cell>
          <table:table-cell table:formula="of:=[.C11]*[.B11]" office:value-type="float" office:value="1593.641814">
            <text:p>1593.6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1]*([.C11]-[.E$37])^2" office:value-type="float" office:value="57.9831057519691">
            <text:p>57.983105752</text:p>
          </table:table-cell>
          <table:table-cell table:formula="of:=([.C11]-[.E$42])*[.B11]" office:value-type="float" office:value="748.352482">
            <text:p>748.352482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16.21127">
            <text:p>16.21127</text:p>
          </table:table-cell>
          <table:table-cell office:value-type="float" office:value="41.6">
            <text:p>41.6</text:p>
          </table:table-cell>
          <table:table-cell table:formula="of:=[.C12]*[.B12]" office:value-type="float" office:value="674.388832">
            <text:p>674.3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2]*([.C12]-[.E$37])^2" office:value-type="float" office:value="48.1189760020919">
            <text:p>48.1189760021</text:p>
          </table:table-cell>
          <table:table-cell table:formula="of:=([.C12]-[.E$42])*[.B12]" office:value-type="float" office:value="320.983146">
            <text:p>320.983146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45.278207">
            <text:p>45.278207</text:p>
          </table:table-cell>
          <table:table-cell office:value-type="float" office:value="40.94">
            <text:p>40.94</text:p>
          </table:table-cell>
          <table:table-cell table:formula="of:=[.C13]*[.B13]" office:value-type="float" office:value="1853.68979458">
            <text:p>1853.6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51.1493727023368">
            <text:p>51.1493727023</text:p>
          </table:table-cell>
          <table:table-cell table:formula="of:=([.C13]-[.E$42])*[.B13]" office:value-type="float" office:value="866.62488198">
            <text:p>866.62488198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6.836268">
            <text:p>6.836268</text:p>
          </table:table-cell>
          <table:table-cell office:value-type="float" office:value="40.91">
            <text:p>40.91</text:p>
          </table:table-cell>
          <table:table-cell table:formula="of:=[.C14]*[.B14]" office:value-type="float" office:value="279.67172388">
            <text:p>279.67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4]*([.C14]-[.E$37])^2" office:value-type="float" office:value="7.29291131538502">
            <text:p>7.2929113154</text:p>
          </table:table-cell>
          <table:table-cell table:formula="of:=([.C14]-[.E$42])*[.B14]" office:value-type="float" office:value="130.64108148">
            <text:p>130.64108148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36.973102">
            <text:p>36.973102</text:p>
          </table:table-cell>
          <table:table-cell office:value-type="float" office:value="40.89">
            <text:p>40.89</text:p>
          </table:table-cell>
          <table:table-cell table:formula="of:=[.C15]*[.B15]" office:value-type="float" office:value="1511.83014078">
            <text:p>1511.8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15]*([.C15]-[.E$37])^2" office:value-type="float" office:value="37.9300699494185">
            <text:p>37.9300699494</text:p>
          </table:table-cell>
          <table:table-cell table:formula="of:=([.C15]-[.E$42])*[.B15]" office:value-type="float" office:value="705.81651718">
            <text:p>705.81651718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15.725614">
            <text:p>15.725614</text:p>
          </table:table-cell>
          <table:table-cell office:value-type="float" office:value="41.01">
            <text:p>41.01</text:p>
          </table:table-cell>
          <table:table-cell table:formula="of:=[.C16]*[.B16]" office:value-type="float" office:value="644.90743014">
            <text:p>644.9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20.1817641118496">
            <text:p>20.1817641118</text:p>
          </table:table-cell>
          <table:table-cell table:formula="of:=([.C16]-[.E$42])*[.B16]" office:value-type="float" office:value="302.08904494">
            <text:p>302.08904494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16.560063">
            <text:p>16.560063</text:p>
          </table:table-cell>
          <table:table-cell office:value-type="float" office:value="41.2">
            <text:p>41.2</text:p>
          </table:table-cell>
          <table:table-cell table:formula="of:=[.C17]*[.B17]" office:value-type="float" office:value="682.2745956">
            <text:p>682.27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7]*([.C17]-[.E$37])^2" office:value-type="float" office:value="28.9793688514716">
            <text:p>28.9793688515</text:p>
          </table:table-cell>
          <table:table-cell table:formula="of:=([.C17]-[.E$42])*[.B17]" office:value-type="float" office:value="321.2652222">
            <text:p>321.2652222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21.793732">
            <text:p>21.793732</text:p>
          </table:table-cell>
          <table:table-cell office:value-type="float" office:value="41.36">
            <text:p>41.36</text:p>
          </table:table-cell>
          <table:table-cell table:formula="of:=[.C18]*[.B18]" office:value-type="float" office:value="901.38875552">
            <text:p>901.3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8]*([.C18]-[.E$37])^2" office:value-type="float" office:value="47.9215840181012">
            <text:p>47.9215840181</text:p>
          </table:table-cell>
          <table:table-cell table:formula="of:=([.C18]-[.E$42])*[.B18]" office:value-type="float" office:value="426.28539792">
            <text:p>426.28539792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24.230037">
            <text:p>24.230037</text:p>
          </table:table-cell>
          <table:table-cell office:value-type="float" office:value="41.26">
            <text:p>41.26</text:p>
          </table:table-cell>
          <table:table-cell table:formula="of:=[.C19]*[.B19]" office:value-type="float" office:value="999.73132662">
            <text:p>999.7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9]*([.C19]-[.E$37])^2" office:value-type="float" office:value="46.3350580258875">
            <text:p>46.3350580259</text:p>
          </table:table-cell>
          <table:table-cell table:formula="of:=([.C19]-[.E$42])*[.B19]" office:value-type="float" office:value="471.51652002">
            <text:p>471.51652002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15.861982">
            <text:p>15.861982</text:p>
          </table:table-cell>
          <table:table-cell office:value-type="float" office:value="41.18">
            <text:p>41.18</text:p>
          </table:table-cell>
          <table:table-cell table:formula="of:=[.C20]*[.B20]" office:value-type="float" office:value="653.19641876">
            <text:p>653.2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0]*([.C20]-[.E$37])^2" office:value-type="float" office:value="26.9247766905519">
            <text:p>26.9247766906</text:p>
          </table:table-cell>
          <table:table-cell table:formula="of:=([.C20]-[.E$42])*[.B20]" office:value-type="float" office:value="307.40521116">
            <text:p>307.40521116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16.631736">
            <text:p>16.631736</text:p>
          </table:table-cell>
          <table:table-cell office:value-type="float" office:value="41.34">
            <text:p>41.34</text:p>
          </table:table-cell>
          <table:table-cell table:formula="of:=[.C21]*[.B21]" office:value-type="float" office:value="687.55596624">
            <text:p>687.56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1]*([.C21]-[.E$37])^2" office:value-type="float" office:value="35.5911778417325">
            <text:p>35.5911778417</text:p>
          </table:table-cell>
          <table:table-cell table:formula="of:=([.C21]-[.E$42])*[.B21]" office:value-type="float" office:value="324.98412144">
            <text:p>324.98412144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5.313497">
            <text:p>45.313497</text:p>
          </table:table-cell>
          <table:table-cell office:value-type="float" office:value="41.17">
            <text:p>41.17</text:p>
          </table:table-cell>
          <table:table-cell table:formula="of:=[.C22]*[.B22]" office:value-type="float" office:value="1865.55667149">
            <text:p>1865.5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2]*([.C22]-[.E$37])^2" office:value-type="float" office:value="75.7407718836354">
            <text:p>75.7407718836</text:p>
          </table:table-cell>
          <table:table-cell table:formula="of:=([.C22]-[.E$42])*[.B22]" office:value-type="float" office:value="877.72243689">
            <text:p>877.72243689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9.67941">
            <text:p>29.67941</text:p>
          </table:table-cell>
          <table:table-cell office:value-type="float" office:value="41.21">
            <text:p>41.21</text:p>
          </table:table-cell>
          <table:table-cell table:formula="of:=[.C23]*[.B23]" office:value-type="float" office:value="1223.0884861">
            <text:p>1223.09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52.7258400204164">
            <text:p>52.7258400204</text:p>
          </table:table-cell>
          <table:table-cell table:formula="of:=([.C23]-[.E$42])*[.B23]" office:value-type="float" office:value="576.0773481">
            <text:p>576.0773481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24.049197">
            <text:p>24.049197</text:p>
          </table:table-cell>
          <table:table-cell office:value-type="float" office:value="39.6">
            <text:p>39.6</text:p>
          </table:table-cell>
          <table:table-cell table:formula="of:=[.C24]*[.B24]" office:value-type="float" office:value="952.3482012">
            <text:p>952.3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1.84715344147763">
            <text:p>1.8471534415</text:p>
          </table:table-cell>
          <table:table-cell table:formula="of:=([.C24]-[.E$42])*[.B24]" office:value-type="float" office:value="428.0757066">
            <text:p>428.0757066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78.605819">
            <text:p>78.605819</text:p>
          </table:table-cell>
          <table:table-cell office:value-type="float" office:value="36.57">
            <text:p>36.57</text:p>
          </table:table-cell>
          <table:table-cell table:formula="of:=[.C25]*[.B25]" office:value-type="float" office:value="2874.61480083">
            <text:p>2874.6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5]*([.C25]-[.E$37])^2" office:value-type="float" office:value="859.72625511484">
            <text:p>859.7262551148</text:p>
          </table:table-cell>
          <table:table-cell table:formula="of:=([.C25]-[.E$42])*[.B25]" office:value-type="float" office:value="1161.00794663">
            <text:p>1161.00794663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33.873545">
            <text:p>33.873545</text:p>
          </table:table-cell>
          <table:table-cell office:value-type="float" office:value="36.8">
            <text:p>36.8</text:p>
          </table:table-cell>
          <table:table-cell table:formula="of:=[.C26]*[.B26]" office:value-type="float" office:value="1246.546456">
            <text:p>1246.5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6]*([.C26]-[.E$37])^2" office:value-type="float" office:value="320.7417677442">
            <text:p>320.7417677442</text:p>
          </table:table-cell>
          <table:table-cell table:formula="of:=([.C26]-[.E$42])*[.B26]" office:value-type="float" office:value="508.103175">
            <text:p>508.103175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22.284531">
            <text:p>22.284531</text:p>
          </table:table-cell>
          <table:table-cell office:value-type="float" office:value="36.59">
            <text:p>36.59</text:p>
          </table:table-cell>
          <table:table-cell table:formula="of:=[.C27]*[.B27]" office:value-type="float" office:value="815.39098929">
            <text:p>815.39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7]*([.C27]-[.E$37])^2" office:value-type="float" office:value="240.790991640435">
            <text:p>240.7909916404</text:p>
          </table:table-cell>
          <table:table-cell table:formula="of:=([.C27]-[.E$42])*[.B27]" office:value-type="float" office:value="329.58821349">
            <text:p>329.58821349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float" office:value="25.702164">
            <text:p>25.702164</text:p>
          </table:table-cell>
          <table:table-cell office:value-type="float" office:value="36.67">
            <text:p>36.67</text:p>
          </table:table-cell>
          <table:table-cell table:formula="of:=[.C28]*[.B28]" office:value-type="float" office:value="942.49835388">
            <text:p>942.5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8]*([.C28]-[.E$37])^2" office:value-type="float" office:value="264.36616447054">
            <text:p>264.3661644705</text:p>
          </table:table-cell>
          <table:table-cell table:formula="of:=([.C28]-[.E$42])*[.B28]" office:value-type="float" office:value="382.19117868">
            <text:p>382.19117868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float" office:value="10.79851">
            <text:p>10.79851</text:p>
          </table:table-cell>
          <table:table-cell office:value-type="float" office:value="36.67">
            <text:p>36.67</text:p>
          </table:table-cell>
          <table:table-cell table:formula="of:=[.C29]*[.B29]" office:value-type="float" office:value="395.9813617">
            <text:p>395.98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9]*([.C29]-[.E$37])^2" office:value-type="float" office:value="111.070829316036">
            <text:p>111.070829316</text:p>
          </table:table-cell>
          <table:table-cell table:formula="of:=([.C29]-[.E$42])*[.B29]" office:value-type="float" office:value="160.5738437">
            <text:p>160.5738437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float" office:value="4.459191">
            <text:p>4.459191</text:p>
          </table:table-cell>
          <table:table-cell office:value-type="float" office:value="36.6">
            <text:p>36.6</text:p>
          </table:table-cell>
          <table:table-cell table:formula="of:=[.C30]*[.B30]" office:value-type="float" office:value="163.2063906">
            <text:p>163.2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0]*([.C30]-[.E$37])^2" office:value-type="float" office:value="47.8901723763855">
            <text:p>47.8901723764</text:p>
          </table:table-cell>
          <table:table-cell table:formula="of:=([.C30]-[.E$42])*[.B30]" office:value-type="float" office:value="65.9960268">
            <text:p>65.9960268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float" office:value="20.671084">
            <text:p>20.671084</text:p>
          </table:table-cell>
          <table:table-cell office:value-type="float" office:value="36.43">
            <text:p>36.43</text:p>
          </table:table-cell>
          <table:table-cell table:formula="of:=[.C31]*[.B31]" office:value-type="float" office:value="753.04759012">
            <text:p>753.05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1]*([.C31]-[.E$37])^2" office:value-type="float" office:value="245.630003661204">
            <text:p>245.6300036612</text:p>
          </table:table-cell>
          <table:table-cell table:formula="of:=([.C31]-[.E$42])*[.B31]" office:value-type="float" office:value="302.41795892">
            <text:p>302.41795892</text:p>
          </table:table-cell>
          <table:table-cell table:number-columns-repeated="1011"/>
        </table:table-row>
        <table:table-row table:style-name="ro2">
          <table:table-cell table:style-name="ce13"/>
          <table:table-cell table:style-name="ce14" table:number-columns-repeated="3"/>
          <table:table-cell table:style-name="ce13" table:number-columns-repeated="5"/>
          <table:table-cell table:style-name="ce15" table:number-columns-repeated="1005"/>
          <table:table-cell table:number-columns-repeated="10"/>
        </table:table-row>
        <table:table-row table:style-name="ro2">
          <table:table-cell office:value-type="string">
            <text:p>Suma</text:p>
          </table:table-cell>
          <table:table-cell table:style-name="ce7" table:formula="of:=SUM([.B2:.B31])" office:value-type="float" office:value="813.778477">
            <text:p>813.78</text:p>
          </table:table-cell>
          <table:table-cell table:style-name="ce7"/>
          <table:table-cell/>
          <table:table-cell table:style-name="ce7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Promedios</text:p>
          </table:table-cell>
          <table:table-cell table:style-name="ce5"/>
          <table:table-cell table:style-name="ce1" office:value-type="string">
            <text:p>Fitnes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Energy</text:p>
          </table:table-cell>
          <table:table-cell table:style-name="ce1" table:number-columns-repeated="5"/>
          <table:table-cell table:number-columns-repeated="2"/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media</text:p>
          </table:table-cell>
          <table:table-cell table:style-name="ce2" table:formula="of:=AVERAGE([.G2:.G31])" office:value-type="float" office:value="62.3">
            <text:p>62.30</text:p>
          </table:table-cell>
          <table:table-cell table:style-name="ce2" table:formula="of:=AVERAGE([.B2:.B31])" office:value-type="float" office:value="27.1259492333333">
            <text:p>27.13</text:p>
          </table:table-cell>
          <table:table-cell table:style-name="ce2" table:formula="of:=SUM([.D2:.D31])/SUM([.B2:.B31])" office:value-type="float" office:value="39.8771412661483">
            <text:p>39.88</text:p>
          </table:table-cell>
          <table:table-cell table:style-name="ce2" table:formula="of:=AVERAGE([.D2:.D31])" office:value-type="float" office:value="1081.705309556">
            <text:p>1081.71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AVERAGE([.M2:.M31])" office:value-type="float" office:value="490.359616269333">
            <text:p>490.36</text:p>
          </table:table-cell>
          <table:table-cell table:style-name="ce1" table:number-columns-repeated="1011"/>
        </table:table-row>
        <table:table-row table:style-name="ro4">
          <table:table-cell table:style-name="ce1"/>
          <table:table-cell table:style-name="ce1" office:value-type="string">
            <text:p>error estándar</text:p>
          </table:table-cell>
          <table:table-cell table:style-name="ce2" table:formula="of:=STDEVP([.G2:.G31])/SQRT(COUNT([.G2:.G31]))" office:value-type="float" office:value="0.392003401345788">
            <text:p>0.39</text:p>
          </table:table-cell>
          <table:table-cell table:style-name="ce2" table:formula="of:=STDEVP([.B2:.B31])/SQRT(COUNT([.B2:.B31]))" office:value-type="float" office:value="3.36319458819209">
            <text:p>3.36</text:p>
          </table:table-cell>
          <table:table-cell table:style-name="ce2" table:formula="of:=SQRT(SUM([.H2:.H31])/SUM([.B2:.B31]))/SQRT(COUNT([.D2:.D31]))" office:value-type="float" office:value="0.034586092156557">
            <text:p>0.03</text:p>
          </table:table-cell>
          <table:table-cell table:style-name="ce2" table:formula="of:=STDEVP([.D2:.D31])/SQRT(COUNT([.D2:.D31]))" office:value-type="float" office:value="132.583812204683">
            <text:p>132.58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2" table:formula="of:=STDEVP([.M2:.M31])/SQRT(COUNT([.M2:.M31]))" office:value-type="float" office:value="59.8850103070054">
            <text:p>59.89</text:p>
          </table:table-cell>
          <table:table-cell table:style-name="ce1" table:number-columns-repeated="10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8" office:value-type="string">
            <text:p>P (Kw/h)</text:p>
          </table:table-cell>
          <table:table-cell table:style-name="ce8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1.8">
            <text:p>21.8</text:p>
          </table:table-cell>
          <table:table-cell office:value-type="float" office:value="40.81">
            <text:p>40.81</text:p>
          </table:table-cell>
          <table:table-cell table:formula="of:=[.F42]-[.E42]" office:value-type="float" office:value="19.01">
            <text:p>19.01</text:p>
          </table:table-cell>
          <table:table-cell table:style-name="ce9" table:formula="of:=(([.$G$42]/1000)*([.$B$33]/3600))" office:value-type="float" office:value="0.00429720245771389">
            <text:p>0.00429720</text:p>
          </table:table-cell>
          <table:table-cell table:style-name="ce10" table:formula="of:=[.$G$42]*[.$B$33]" office:value-type="float" office:value="15469.92884777">
            <text:p>15469.9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8" number:min-integer-digits="1"/>
    </number:number-style>
    <number:time-style style:name="N125">
      <number:hours/>
      <number:text>:</number:text>
      <number:minutes number:style="long"/>
    </number:time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6-04-13T21:49:00</dc:date>
    <dc:creator>mjdiaz </dc:creator>
    <meta:editing-duration>PT9H34M5S</meta:editing-duration>
    <meta:editing-cycles>33</meta:editing-cycles>
    <meta:document-statistic meta:table-count="6" meta:cell-count="1745" meta:object-count="0"/>
  </office:meta>
</office:document-meta>
</file>